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 PL UMing TW1" svg:font-family="'AR PL UMing TW'" style:font-pitch="variable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TC Regular1" svg:font-family="'Noto Sans CJK TC Regular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TW" svg:font-family="'AR PL UMing TW'" style:font-family-generic="system" style:font-pitch="variable"/>
    <style:font-face style:name="Arial3" svg:font-family="Arial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solid" svg:stroke-width="0.026cm" svg:stroke-color="#595959" draw:stroke-linejoin="round" draw:fill="solid" draw:fill-color="#f1c232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59595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dash" draw:stroke-dash="Dashed_20__28_var_29__20_4" svg:stroke-width="0.079cm" svg:stroke-color="#4a86e8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79cm" svg:stroke-color="#9900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53cm" svg:stroke-color="#9900ff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8" style:family="paragraph">
      <loext:graphic-properties draw:fill="solid" draw:fill-color="#f1c232"/>
      <style:paragraph-properties fo:text-align="start" style:font-independent-line-spacing="true"/>
      <style:text-properties fo:font-size="14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1" style:family="paragraph">
      <style:paragraph-properties fo:margin-left="0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564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4" style:family="paragraph">
      <style:paragraph-properties fo:margin-left="0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564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353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52pt" fo:letter-spacing="normal" fo:font-style="normal" style:text-underline-style="none" fo:font-weight="normal" style:font-name-asian="Arial1" style:font-size-asian="52pt" style:font-style-asian="normal" style:font-weight-asian="normal" style:font-name-complex="Arial1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9" style:family="text">
      <style:text-properties fo:font-variant="normal" fo:text-transform="none" fo:color="#0097a7" style:text-line-through-style="none" style:text-line-through-type="none" style:text-position="0% 100%" style:font-name="Arial1" fo:font-size="14pt" fo:letter-spacing="normal" fo:font-style="normal" style:text-underline-style="solid" style:text-underline-width="auto" style:text-underline-color="font-color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fo:font-variant="normal" fo:text-transform="none" fo:color="#595959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4" style:family="text">
      <style:text-properties fo:font-variant="normal" fo:text-transform="none" fo:color="#0097a7" style:text-line-through-style="none" style:text-line-through-type="none" style:text-position="0% 100%" style:font-name="Arial1" fo:font-size="18pt" fo:letter-spacing="normal" fo:font-style="normal" style:text-underline-style="solid" style:text-underline-width="auto" style:text-underline-color="font-color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5" style:family="text">
      <style:text-properties fo:font-variant="normal" fo:text-transform="none" fo:color="#595959" style:text-line-through-style="none" style:text-line-through-type="none" style:text-position="0% 100%" style:font-name="Arial1" fo:font-size="14pt" fo:letter-spacing="normal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16" style:family="text">
      <style:text-properties fo:font-variant="normal" fo:text-transform="none" fo:color="#0097a7" style:text-line-through-style="none" style:text-line-through-type="none" style:text-position="0% 100%" style:font-name="Arial1" fo:font-size="12pt" fo:letter-spacing="normal" fo:font-style="normal" style:text-underline-style="solid" style:text-underline-width="auto" style:text-underline-color="font-color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1" fo:font-size="11pt" fo:letter-spacing="normal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8" style:family="text">
      <style:text-properties fo:font-variant="normal" fo:text-transform="none" fo:color="#0097a7" style:text-line-through-style="none" style:text-line-through-type="none" style:text-position="0% 100%" style:font-name="Arial1" fo:font-size="11pt" fo:letter-spacing="normal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Gazebo World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by Jaden 2019/02/23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orld package hierachy" draw:style-name="dp1" draw:master-page-name="TITLE_5f_AND_5f_BODY" presentation:presentation-page-layout-name="AL2T1">
        <office:forms form:automatic-focus="false" form:apply-design-mode="false"/>
        <draw:frame draw:name="Google Shape;60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World package hierachy</text:span></text:p>
          </draw:text-box>
        </draw:frame>
        <draw:custom-shape draw:name="Google Shape;61;p14" draw:style-name="gr2" draw:text-style-name="P7" draw:layer="layout" svg:width="3.329cm" svg:height="1.116cm" svg:x="21.668cm" svg:y="5.57cm">
          <text:p text:style-name="P1"><text:span text:style-name="T4">package.xm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;p14" draw:style-name="gr3" draw:text-style-name="P8" draw:layer="layout" svg:width="2.552cm" svg:height="1.59cm" svg:x="11.548cm" svg:y="3.25cm">
          <text:p text:style-name="P1"><text:span text:style-name="T4">World </text:span><text:span text:style-name="T4">Package</text:span></text:p>
          <draw:enhanced-geometry draw:mirror-horizontal="false" draw:mirror-vertical="false" svg:viewBox="0 0 0 0" draw:text-areas="0 ?f4 ?f5 ?f9" draw:type="ooxml-snip1Rect" draw:modifiers="16667" draw:enhanced-path="M 0 0 L ?f3 0 ?f6 ?f2 ?f6 ?f9 0 ?f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1/2"/>
            <draw:equation draw:name="f5" draw:formula="(?f3 +logwidth)/2"/>
            <draw:equation draw:name="f6" draw:formula="logwidth"/>
            <draw:equation draw:name="f7" draw:formula="logheight/2"/>
            <draw:equation draw:name="f8" draw:formula="logwidth/2"/>
            <draw:equation draw:name="f9" draw:formula="logheight"/>
            <draw:handle draw:handle-position="?f3 0" draw:handle-range-x-maximum="50000" draw:handle-range-x-minimum="0"/>
          </draw:enhanced-geometry>
        </draw:custom-shape>
        <draw:custom-shape draw:name="Google Shape;63;p14" draw:style-name="gr2" draw:text-style-name="P7" draw:layer="layout" svg:width="3.329cm" svg:height="1.116cm" svg:x="17.939cm" svg:y="5.57cm">
          <text:p text:style-name="P1"><text:span text:style-name="T4">CMakeLi</text:span><text:span text:style-name="T4">sts.t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;p14" draw:style-name="gr3" draw:text-style-name="P8" draw:layer="layout" svg:width="2.141cm" svg:height="1.116cm" svg:x="0.863cm" svg:y="5.57cm">
          <text:p text:style-name="P1"><text:span text:style-name="T4">launc</text:span><text:span text:style-name="T4">h</text:span></text:p>
          <draw:enhanced-geometry draw:mirror-horizontal="false" draw:mirror-vertical="false" svg:viewBox="0 0 0 0" draw:text-areas="0 ?f4 ?f5 ?f9" draw:type="ooxml-snip1Rect" draw:modifiers="16667" draw:enhanced-path="M 0 0 L ?f3 0 ?f6 ?f2 ?f6 ?f9 0 ?f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1/2"/>
            <draw:equation draw:name="f5" draw:formula="(?f3 +logwidth)/2"/>
            <draw:equation draw:name="f6" draw:formula="logwidth"/>
            <draw:equation draw:name="f7" draw:formula="logheight/2"/>
            <draw:equation draw:name="f8" draw:formula="logwidth/2"/>
            <draw:equation draw:name="f9" draw:formula="logheight"/>
            <draw:handle draw:handle-position="?f3 0" draw:handle-range-x-maximum="50000" draw:handle-range-x-minimum="0"/>
          </draw:enhanced-geometry>
        </draw:custom-shape>
        <draw:custom-shape draw:name="Google Shape;65;p14" draw:style-name="gr3" draw:text-style-name="P8" draw:layer="layout" svg:width="2.141cm" svg:height="1.116cm" svg:x="6.746cm" svg:y="5.57cm">
          <text:p text:style-name="P1"><text:span text:style-name="T4">mode</text:span><text:span text:style-name="T4">ls</text:span></text:p>
          <draw:enhanced-geometry draw:mirror-horizontal="false" draw:mirror-vertical="false" svg:viewBox="0 0 0 0" draw:text-areas="0 ?f4 ?f5 ?f9" draw:type="ooxml-snip1Rect" draw:modifiers="16667" draw:enhanced-path="M 0 0 L ?f3 0 ?f6 ?f2 ?f6 ?f9 0 ?f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1/2"/>
            <draw:equation draw:name="f5" draw:formula="(?f3 +logwidth)/2"/>
            <draw:equation draw:name="f6" draw:formula="logwidth"/>
            <draw:equation draw:name="f7" draw:formula="logheight/2"/>
            <draw:equation draw:name="f8" draw:formula="logwidth/2"/>
            <draw:equation draw:name="f9" draw:formula="logheight"/>
            <draw:handle draw:handle-position="?f3 0" draw:handle-range-x-maximum="50000" draw:handle-range-x-minimum="0"/>
          </draw:enhanced-geometry>
        </draw:custom-shape>
        <draw:custom-shape draw:name="Google Shape;66;p14" draw:style-name="gr3" draw:text-style-name="P8" draw:layer="layout" svg:width="2.141cm" svg:height="1.116cm" svg:x="14.957cm" svg:y="5.57cm">
          <text:p text:style-name="P1"><text:span text:style-name="T4">world</text:span><text:span text:style-name="T4">s</text:span></text:p>
          <draw:enhanced-geometry draw:mirror-horizontal="false" draw:mirror-vertical="false" svg:viewBox="0 0 0 0" draw:text-areas="0 ?f4 ?f5 ?f9" draw:type="ooxml-snip1Rect" draw:modifiers="16667" draw:enhanced-path="M 0 0 L ?f3 0 ?f6 ?f2 ?f6 ?f9 0 ?f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1/2"/>
            <draw:equation draw:name="f5" draw:formula="(?f3 +logwidth)/2"/>
            <draw:equation draw:name="f6" draw:formula="logwidth"/>
            <draw:equation draw:name="f7" draw:formula="logheight/2"/>
            <draw:equation draw:name="f8" draw:formula="logwidth/2"/>
            <draw:equation draw:name="f9" draw:formula="logheight"/>
            <draw:handle draw:handle-position="?f3 0" draw:handle-range-x-maximum="50000" draw:handle-range-x-minimum="0"/>
          </draw:enhanced-geometry>
        </draw:custom-shape>
        <draw:custom-shape draw:name="Google Shape;67;p14" draw:style-name="gr4" draw:text-style-name="P9" draw:layer="layout" svg:width="0.727cm" svg:height="10.89cm" draw:transform="rotate (-1.5707963267949) translate (12.825cm 4.841cm)">
          <text:p/>
          <draw:enhanced-geometry draw:mirror-horizontal="false" draw:mirror-vertical="false" svg:viewBox="0 0 0 0" draw:text-areas="0 0 ?f2 ?f3" draw:type="ooxml-bentConnector3" draw:modifiers="50024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68;p14" draw:style-name="gr4" draw:text-style-name="P9" draw:layer="layout" svg:width="0.727cm" svg:height="5.007cm" draw:transform="rotate (-1.5707963267949) translate (12.825cm 4.841cm)">
          <text:p/>
          <draw:enhanced-geometry draw:mirror-horizontal="false" draw:mirror-vertical="false" svg:viewBox="0 0 0 0" draw:text-areas="0 0 ?f2 ?f3" draw:type="ooxml-bentConnector3" draw:modifiers="50024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69;p14" draw:style-name="gr4" draw:text-style-name="P9" draw:layer="layout" svg:width="0.727cm" svg:height="3.202cm" draw:transform="rotate (1.5707963267949) translate (12.825cm 5.57cm)">
          <text:p/>
          <draw:enhanced-geometry draw:mirror-horizontal="true" draw:mirror-vertical="false" svg:viewBox="0 0 0 0" draw:text-areas="0 0 ?f2 ?f3" draw:type="ooxml-bentConnector3" draw:modifiers="50024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70;p14" draw:style-name="gr4" draw:text-style-name="P9" draw:layer="layout" svg:width="0.727cm" svg:height="6.779cm" draw:transform="rotate (1.5707963267949) translate (12.819cm 5.57cm)">
          <text:p/>
          <draw:enhanced-geometry draw:mirror-horizontal="true" draw:mirror-vertical="false" svg:viewBox="0 0 0 0" draw:text-areas="0 0 ?f2 ?f3" draw:type="ooxml-bentConnector3" draw:modifiers="50024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71;p14" draw:style-name="gr4" draw:text-style-name="P9" draw:layer="layout" svg:width="0.727cm" svg:height="10.508cm" draw:transform="rotate (1.5707963267949) translate (12.825cm 5.57cm)">
          <text:p/>
          <draw:enhanced-geometry draw:mirror-horizontal="true" draw:mirror-vertical="false" svg:viewBox="0 0 0 0" draw:text-areas="0 0 ?f2 ?f3" draw:type="ooxml-bentConnector3" draw:modifiers="50024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72;p14" draw:style-name="gr3" draw:text-style-name="P8" draw:layer="layout" svg:width="2.141cm" svg:height="1.116cm" svg:x="6.746cm" svg:y="7.031cm">
          <text:p text:style-name="P1"><text:span text:style-name="T4">model</text:span></text:p>
          <draw:enhanced-geometry draw:mirror-horizontal="false" draw:mirror-vertical="false" svg:viewBox="0 0 0 0" draw:text-areas="0 ?f4 ?f5 ?f9" draw:type="ooxml-snip1Rect" draw:modifiers="16667" draw:enhanced-path="M 0 0 L ?f3 0 ?f6 ?f2 ?f6 ?f9 0 ?f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1/2"/>
            <draw:equation draw:name="f5" draw:formula="(?f3 +logwidth)/2"/>
            <draw:equation draw:name="f6" draw:formula="logwidth"/>
            <draw:equation draw:name="f7" draw:formula="logheight/2"/>
            <draw:equation draw:name="f8" draw:formula="logwidth/2"/>
            <draw:equation draw:name="f9" draw:formula="logheight"/>
            <draw:handle draw:handle-position="?f3 0" draw:handle-range-x-maximum="50000" draw:handle-range-x-minimum="0"/>
          </draw:enhanced-geometry>
        </draw:custom-shape>
        <draw:custom-shape draw:name="Google Shape;73;p14" draw:style-name="gr3" draw:text-style-name="P8" draw:layer="layout" svg:width="2.317cm" svg:height="1.116cm" svg:x="7.101cm" svg:y="8.857cm">
          <text:p text:style-name="P1"><text:span text:style-name="T4">material</text:span><text:span text:style-name="T4">s</text:span></text:p>
          <draw:enhanced-geometry draw:mirror-horizontal="false" draw:mirror-vertical="false" svg:viewBox="0 0 0 0" draw:text-areas="0 ?f4 ?f5 ?f9" draw:type="ooxml-snip1Rect" draw:modifiers="16667" draw:enhanced-path="M 0 0 L ?f3 0 ?f6 ?f2 ?f6 ?f9 0 ?f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1/2"/>
            <draw:equation draw:name="f5" draw:formula="(?f3 +logwidth)/2"/>
            <draw:equation draw:name="f6" draw:formula="logwidth"/>
            <draw:equation draw:name="f7" draw:formula="logheight/2"/>
            <draw:equation draw:name="f8" draw:formula="logwidth/2"/>
            <draw:equation draw:name="f9" draw:formula="logheight"/>
            <draw:handle draw:handle-position="?f3 0" draw:handle-range-x-maximum="50000" draw:handle-range-x-minimum="0"/>
          </draw:enhanced-geometry>
        </draw:custom-shape>
        <draw:custom-shape draw:name="Google Shape;74;p14" draw:style-name="gr3" draw:text-style-name="P8" draw:layer="layout" svg:width="2.141cm" svg:height="1.116cm" svg:x="4.545cm" svg:y="8.857cm">
          <text:p text:style-name="P1"><text:span text:style-name="T4">meshs</text:span></text:p>
          <draw:enhanced-geometry draw:mirror-horizontal="false" draw:mirror-vertical="false" svg:viewBox="0 0 0 0" draw:text-areas="0 ?f4 ?f5 ?f9" draw:type="ooxml-snip1Rect" draw:modifiers="16667" draw:enhanced-path="M 0 0 L ?f3 0 ?f6 ?f2 ?f6 ?f9 0 ?f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1/2"/>
            <draw:equation draw:name="f5" draw:formula="(?f3 +logwidth)/2"/>
            <draw:equation draw:name="f6" draw:formula="logwidth"/>
            <draw:equation draw:name="f7" draw:formula="logheight/2"/>
            <draw:equation draw:name="f8" draw:formula="logwidth/2"/>
            <draw:equation draw:name="f9" draw:formula="logheight"/>
            <draw:handle draw:handle-position="?f3 0" draw:handle-range-x-maximum="50000" draw:handle-range-x-minimum="0"/>
          </draw:enhanced-geometry>
        </draw:custom-shape>
        <draw:custom-shape draw:name="Google Shape;75;p14" draw:style-name="gr3" draw:text-style-name="P8" draw:layer="layout" svg:width="2.141cm" svg:height="1.116cm" svg:x="6.02cm" svg:y="10.683cm">
          <text:p text:style-name="P1"><text:span text:style-name="T4">scrips</text:span></text:p>
          <draw:enhanced-geometry draw:mirror-horizontal="false" draw:mirror-vertical="false" svg:viewBox="0 0 0 0" draw:text-areas="0 ?f4 ?f5 ?f9" draw:type="ooxml-snip1Rect" draw:modifiers="16667" draw:enhanced-path="M 0 0 L ?f3 0 ?f6 ?f2 ?f6 ?f9 0 ?f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1/2"/>
            <draw:equation draw:name="f5" draw:formula="(?f3 +logwidth)/2"/>
            <draw:equation draw:name="f6" draw:formula="logwidth"/>
            <draw:equation draw:name="f7" draw:formula="logheight/2"/>
            <draw:equation draw:name="f8" draw:formula="logwidth/2"/>
            <draw:equation draw:name="f9" draw:formula="logheight"/>
            <draw:handle draw:handle-position="?f3 0" draw:handle-range-x-maximum="50000" draw:handle-range-x-minimum="0"/>
          </draw:enhanced-geometry>
        </draw:custom-shape>
        <draw:custom-shape draw:name="Google Shape;76;p14" draw:style-name="gr3" draw:text-style-name="P8" draw:layer="layout" svg:width="2.141cm" svg:height="1.116cm" svg:x="8.983cm" svg:y="10.683cm">
          <text:p text:style-name="P1"><text:span text:style-name="T4">textures</text:span></text:p>
          <draw:enhanced-geometry draw:mirror-horizontal="false" draw:mirror-vertical="false" svg:viewBox="0 0 0 0" draw:text-areas="0 ?f4 ?f5 ?f9" draw:type="ooxml-snip1Rect" draw:modifiers="16667" draw:enhanced-path="M 0 0 L ?f3 0 ?f6 ?f2 ?f6 ?f9 0 ?f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1/2"/>
            <draw:equation draw:name="f5" draw:formula="(?f3 +logwidth)/2"/>
            <draw:equation draw:name="f6" draw:formula="logwidth"/>
            <draw:equation draw:name="f7" draw:formula="logheight/2"/>
            <draw:equation draw:name="f8" draw:formula="logwidth/2"/>
            <draw:equation draw:name="f9" draw:formula="logheight"/>
            <draw:handle draw:handle-position="?f3 0" draw:handle-range-x-maximum="50000" draw:handle-range-x-minimum="0"/>
          </draw:enhanced-geometry>
        </draw:custom-shape>
        <draw:custom-shape draw:name="Google Shape;77;p14" draw:style-name="gr4" draw:text-style-name="P9" draw:layer="layout" svg:width="0.343cm" svg:height="0.001cm" draw:transform="rotate (1.5707963267949) translate (7.81cm 7.031cm)">
          <text:p/>
          <draw:enhanced-geometry draw:mirror-horizontal="true" draw:mirror-vertical="false" svg:viewBox="0 0 0 0" draw:text-areas="0 0 ?f2 ?f3" draw:type="ooxml-bentConnector3" draw:modifiers="5001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78;p14" draw:style-name="gr4" draw:text-style-name="P9" draw:layer="layout" svg:width="0.708cm" svg:height="0.442cm" draw:transform="rotate (1.5707963267949) translate (7.817cm 8.857cm)">
          <text:p/>
          <draw:enhanced-geometry draw:mirror-horizontal="true" draw:mirror-vertical="false" svg:viewBox="0 0 0 0" draw:text-areas="0 0 ?f2 ?f3" draw:type="ooxml-bentConnector3" draw:modifiers="5001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79;p14" draw:style-name="gr4" draw:text-style-name="P9" draw:layer="layout" svg:width="0.708cm" svg:height="2.201cm" draw:transform="rotate (-1.5707963267949) translate (7.817cm 8.147cm)">
          <text:p/>
          <draw:enhanced-geometry draw:mirror-horizontal="false" draw:mirror-vertical="false" svg:viewBox="0 0 0 0" draw:text-areas="0 0 ?f2 ?f3" draw:type="ooxml-bentConnector3" draw:modifiers="5001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80;p14" draw:style-name="gr4" draw:text-style-name="P9" draw:layer="layout" svg:width="0.708cm" svg:height="1.169cm" draw:transform="rotate (-1.5707963267949) translate (8.26cm 9.973cm)">
          <text:p/>
          <draw:enhanced-geometry draw:mirror-horizontal="false" draw:mirror-vertical="false" svg:viewBox="0 0 0 0" draw:text-areas="0 0 ?f2 ?f3" draw:type="ooxml-bentConnector3" draw:modifiers="5001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81;p14" draw:style-name="gr4" draw:text-style-name="P9" draw:layer="layout" svg:width="0.708cm" svg:height="1.793cm" draw:transform="rotate (1.5707963267949) translate (8.254cm 10.683cm)">
          <text:p/>
          <draw:enhanced-geometry draw:mirror-horizontal="true" draw:mirror-vertical="false" svg:viewBox="0 0 0 0" draw:text-areas="0 0 ?f2 ?f3" draw:type="ooxml-bentConnector3" draw:modifiers="5001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82;p14" draw:style-name="gr2" draw:text-style-name="P7" draw:layer="layout" svg:width="2.552cm" svg:height="1.116cm" svg:x="5.814cm" svg:y="12.281cm">
          <text:p text:style-name="P1"><text:span text:style-name="T4">*.mater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3;p14" draw:style-name="gr2" draw:text-style-name="P7" draw:layer="layout" svg:width="1.666cm" svg:height="1.116cm" svg:x="8.903cm" svg:y="12.281cm">
          <text:p text:style-name="P1"><text:span text:style-name="T4">*.p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;p14" draw:style-name="gr2" draw:text-style-name="P7" draw:layer="layout" svg:width="1.666cm" svg:height="1.116cm" svg:x="10.914cm" svg:y="12.281cm">
          <text:p text:style-name="P1"><text:span text:style-name="T4">*.tg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5;p14" draw:style-name="gr4" draw:text-style-name="P9" draw:layer="layout" svg:width="0.481cm" svg:height="0.001cm" draw:transform="rotate (1.5707963267949) translate (7.084cm 12.281cm)">
          <text:p/>
          <draw:enhanced-geometry draw:mirror-horizontal="true" draw:mirror-vertical="false" svg:viewBox="0 0 0 0" draw:text-areas="0 0 ?f2 ?f3" draw:type="ooxml-bentConnector3" draw:modifiers="49993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86;p14" draw:style-name="gr4" draw:text-style-name="P9" draw:layer="layout" svg:width="0.481cm" svg:height="0.317cm" draw:transform="rotate (-1.5707963267949) translate (10.054cm 11.799cm)">
          <text:p/>
          <draw:enhanced-geometry draw:mirror-horizontal="false" draw:mirror-vertical="false" svg:viewBox="0 0 0 0" draw:text-areas="0 0 ?f2 ?f3" draw:type="ooxml-bentConnector3" draw:modifiers="49993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87;p14" draw:style-name="gr4" draw:text-style-name="P9" draw:layer="layout" svg:width="0.481cm" svg:height="1.692cm" draw:transform="rotate (1.5707963267949) translate (10.054cm 12.281cm)">
          <text:p/>
          <draw:enhanced-geometry draw:mirror-horizontal="true" draw:mirror-vertical="false" svg:viewBox="0 0 0 0" draw:text-areas="0 0 ?f2 ?f3" draw:type="ooxml-bentConnector3" draw:modifiers="49993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88;p14" draw:style-name="gr2" draw:text-style-name="P7" draw:layer="layout" svg:width="1.666cm" svg:height="1.116cm" svg:x="2.037cm" svg:y="10.683cm">
          <text:p text:style-name="P1"><text:span text:style-name="T4">*.da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9;p14" draw:style-name="gr2" draw:text-style-name="P7" draw:layer="layout" svg:width="1.666cm" svg:height="1.116cm" svg:x="3.993cm" svg:y="10.683cm">
          <text:p text:style-name="P1"><text:span text:style-name="T4">*.st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0;p14" draw:style-name="gr4" draw:text-style-name="P9" draw:layer="layout" svg:width="0.708cm" svg:height="2.744cm" draw:transform="rotate (-1.5707963267949) translate (5.615cm 9.973cm)">
          <text:p/>
          <draw:enhanced-geometry draw:mirror-horizontal="false" draw:mirror-vertical="false" svg:viewBox="0 0 0 0" draw:text-areas="0 0 ?f2 ?f3" draw:type="ooxml-bentConnector3" draw:modifiers="5001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91;p14" draw:style-name="gr4" draw:text-style-name="P9" draw:layer="layout" svg:width="0.708cm" svg:height="0.787cm" draw:transform="rotate (-1.5707963267949) translate (5.615cm 9.973cm)">
          <text:p/>
          <draw:enhanced-geometry draw:mirror-horizontal="false" draw:mirror-vertical="false" svg:viewBox="0 0 0 0" draw:text-areas="0 0 ?f2 ?f3" draw:type="ooxml-bentConnector3" draw:modifiers="5001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92;p14" draw:style-name="gr2" draw:text-style-name="P7" draw:layer="layout" svg:width="2.317cm" svg:height="1.116cm" svg:x="14.869cm" svg:y="7.031cm">
          <text:p text:style-name="P1"><text:span text:style-name="T4">*.wor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3;p14" draw:style-name="gr4" draw:text-style-name="P9" draw:layer="layout" svg:width="0.343cm" svg:height="0.001cm" draw:transform="rotate (1.5707963267949) translate (16.022cm 7.031cm)">
          <text:p/>
          <draw:enhanced-geometry draw:mirror-horizontal="true" draw:mirror-vertical="false" svg:viewBox="0 0 0 0" draw:text-areas="0 0 ?f2 ?f3" draw:type="ooxml-bentConnector3" draw:modifiers="5001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94;p14" draw:style-name="gr2" draw:text-style-name="P7" draw:layer="layout" svg:width="2.317cm" svg:height="1.116cm" svg:x="0.775cm" svg:y="7.031cm">
          <text:p text:style-name="P1"><text:span text:style-name="T4">*.laun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5;p14" draw:style-name="gr4" draw:text-style-name="P9" draw:layer="layout" svg:width="0.343cm" svg:height="0.001cm" draw:transform="rotate (1.5707963267949) translate (1.927cm 7.031cm)">
          <text:p/>
          <draw:enhanced-geometry draw:mirror-horizontal="true" draw:mirror-vertical="false" svg:viewBox="0 0 0 0" draw:text-areas="0 0 ?f2 ?f3" draw:type="ooxml-bentConnector3" draw:modifiers="5001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96;p14" draw:style-name="gr5" draw:text-style-name="P10" xml:id="id1" draw:id="id1" draw:layer="layout" svg:width="3.05cm" svg:height="3.486cm" svg:x="0.38cm" svg:y="5.167cm">
          <text:p text:style-name="P5"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97;p14" draw:style-name="gr2" draw:text-style-name="P7" draw:layer="layout" svg:width="3.05cm" svg:height="1.116cm" svg:x="9.749cm" svg:y="8.857cm">
          <text:p text:style-name="P1"><text:span text:style-name="T4">model.confi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8;p14" draw:style-name="gr2" draw:text-style-name="P7" draw:layer="layout" svg:width="2.52cm" svg:height="1.116cm" svg:x="13.111cm" svg:y="8.857cm">
          <text:p text:style-name="P1"><text:span text:style-name="T4">model.sd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9;p14" draw:style-name="gr4" draw:text-style-name="P9" draw:layer="layout" svg:width="0.708cm" svg:height="3.457cm" draw:transform="rotate (1.5707963267949) translate (7.811cm 8.857cm)">
          <text:p/>
          <draw:enhanced-geometry draw:mirror-horizontal="true" draw:mirror-vertical="false" svg:viewBox="0 0 0 0" draw:text-areas="0 0 ?f2 ?f3" draw:type="ooxml-bentConnector3" draw:modifiers="5001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100;p14" draw:style-name="gr4" draw:text-style-name="P9" draw:layer="layout" svg:width="0.708cm" svg:height="6.553cm" draw:transform="rotate (1.5707963267949) translate (7.811cm 8.857cm)">
          <text:p/>
          <draw:enhanced-geometry draw:mirror-horizontal="true" draw:mirror-vertical="false" svg:viewBox="0 0 0 0" draw:text-areas="0 0 ?f2 ?f3" draw:type="ooxml-bentConnector3" draw:modifiers="5001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</anim:par>
              </anim:par>
            </anim:par>
          </anim:seq>
        </anim:par>
        <presentation:notes draw:style-name="dp2">
          <draw:page-thumbnail draw:name="Google Shape;57;g4fcccc3b7c_0_8:notes" draw:style-name="gr1" draw:layer="layout" svg:width="16.932cm" svg:height="9.524cm" svg:x="1.059cm" svg:y="1.905cm" draw:page-number="2" presentation:class="page"/>
          <draw:frame draw:name="Google Shape;58;g4fcccc3b7c_0_8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atch_tower_world.launch" draw:style-name="dp1" draw:master-page-name="TITLE_5f_AND_5f_BODY" presentation:presentation-page-layout-name="AL2T1">
        <office:forms form:automatic-focus="false" form:apply-design-mode="false"/>
        <draw:frame draw:name="Google Shape;105;p1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watch_tower_world.launch</text:span></text:p>
          </draw:text-box>
        </draw:frame>
        <draw:frame draw:name="Google Shape;106;p15" presentation:style-name="pr6" draw:text-style-name="P13" draw:layer="layout" svg:width="23.667cm" svg:height="9.489cm" svg:x="0.866cm" svg:y="3.201cm" presentation:class="outline" presentation:user-transformed="true">
          <draw:text-box>
            <text:p text:style-name="P5"><text:span text:style-name="T5">In watch_tower_world.launch of pairworld_gazebo package</text:span></text:p>
            <text:p text:style-name="P11"><text:span text:style-name="T6"><text:s/></text:span><text:span text:style-name="T6">16: &lt;arg name="world_name" default="$(find pairworld_gazebo)/worlds/watch_tower_world.world"/&gt;</text:span></text:p>
            <text:p text:style-name="P12"><text:span text:style-name="T5">So, it will open watch_tower_world.world as default. </text:span></text:p>
          </draw:text-box>
        </draw:frame>
        <presentation:notes draw:style-name="dp2">
          <draw:page-thumbnail draw:name="Google Shape;102;g4fcccc3b7c_0_36:notes" draw:style-name="gr1" draw:layer="layout" svg:width="16.932cm" svg:height="9.524cm" svg:x="1.059cm" svg:y="1.905cm" draw:page-number="3" presentation:class="page"/>
          <draw:frame draw:name="Google Shape;103;g4fcccc3b7c_0_36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orld package hierachy" draw:style-name="dp1" draw:master-page-name="TITLE_5f_AND_5f_BODY" presentation:presentation-page-layout-name="AL2T1">
        <office:forms form:automatic-focus="false" form:apply-design-mode="false"/>
        <draw:frame draw:name="Google Shape;111;p1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World package hierachy</text:span></text:p>
          </draw:text-box>
        </draw:frame>
        <draw:custom-shape draw:name="Google Shape;112;p16" draw:style-name="gr2" draw:text-style-name="P7" draw:layer="layout" svg:width="3.329cm" svg:height="1.116cm" svg:x="21.668cm" svg:y="5.57cm">
          <text:p text:style-name="P1"><text:span text:style-name="T4">package.xm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;p16" draw:style-name="gr3" draw:text-style-name="P8" draw:layer="layout" svg:width="2.552cm" svg:height="1.59cm" svg:x="11.548cm" svg:y="3.25cm">
          <text:p text:style-name="P1"><text:span text:style-name="T4">World Package</text:span></text:p>
          <draw:enhanced-geometry draw:mirror-horizontal="false" draw:mirror-vertical="false" svg:viewBox="0 0 0 0" draw:text-areas="0 ?f4 ?f5 ?f9" draw:type="ooxml-snip1Rect" draw:modifiers="16667" draw:enhanced-path="M 0 0 L ?f3 0 ?f6 ?f2 ?f6 ?f9 0 ?f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1/2"/>
            <draw:equation draw:name="f5" draw:formula="(?f3 +logwidth)/2"/>
            <draw:equation draw:name="f6" draw:formula="logwidth"/>
            <draw:equation draw:name="f7" draw:formula="logheight/2"/>
            <draw:equation draw:name="f8" draw:formula="logwidth/2"/>
            <draw:equation draw:name="f9" draw:formula="logheight"/>
            <draw:handle draw:handle-position="?f3 0" draw:handle-range-x-maximum="50000" draw:handle-range-x-minimum="0"/>
          </draw:enhanced-geometry>
        </draw:custom-shape>
        <draw:custom-shape draw:name="Google Shape;114;p16" draw:style-name="gr2" draw:text-style-name="P7" draw:layer="layout" svg:width="3.329cm" svg:height="1.116cm" svg:x="17.939cm" svg:y="5.57cm">
          <text:p text:style-name="P1"><text:span text:style-name="T4">CMakeLists.t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5;p16" draw:style-name="gr3" draw:text-style-name="P8" draw:layer="layout" svg:width="2.141cm" svg:height="1.116cm" svg:x="0.863cm" svg:y="5.57cm">
          <text:p text:style-name="P1"><text:span text:style-name="T4">launch</text:span></text:p>
          <draw:enhanced-geometry draw:mirror-horizontal="false" draw:mirror-vertical="false" svg:viewBox="0 0 0 0" draw:text-areas="0 ?f4 ?f5 ?f9" draw:type="ooxml-snip1Rect" draw:modifiers="16667" draw:enhanced-path="M 0 0 L ?f3 0 ?f6 ?f2 ?f6 ?f9 0 ?f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1/2"/>
            <draw:equation draw:name="f5" draw:formula="(?f3 +logwidth)/2"/>
            <draw:equation draw:name="f6" draw:formula="logwidth"/>
            <draw:equation draw:name="f7" draw:formula="logheight/2"/>
            <draw:equation draw:name="f8" draw:formula="logwidth/2"/>
            <draw:equation draw:name="f9" draw:formula="logheight"/>
            <draw:handle draw:handle-position="?f3 0" draw:handle-range-x-maximum="50000" draw:handle-range-x-minimum="0"/>
          </draw:enhanced-geometry>
        </draw:custom-shape>
        <draw:custom-shape draw:name="Google Shape;116;p16" draw:style-name="gr3" draw:text-style-name="P8" draw:layer="layout" svg:width="2.141cm" svg:height="1.116cm" svg:x="6.746cm" svg:y="5.57cm">
          <text:p text:style-name="P1"><text:span text:style-name="T4">models</text:span></text:p>
          <draw:enhanced-geometry draw:mirror-horizontal="false" draw:mirror-vertical="false" svg:viewBox="0 0 0 0" draw:text-areas="0 ?f4 ?f5 ?f9" draw:type="ooxml-snip1Rect" draw:modifiers="16667" draw:enhanced-path="M 0 0 L ?f3 0 ?f6 ?f2 ?f6 ?f9 0 ?f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1/2"/>
            <draw:equation draw:name="f5" draw:formula="(?f3 +logwidth)/2"/>
            <draw:equation draw:name="f6" draw:formula="logwidth"/>
            <draw:equation draw:name="f7" draw:formula="logheight/2"/>
            <draw:equation draw:name="f8" draw:formula="logwidth/2"/>
            <draw:equation draw:name="f9" draw:formula="logheight"/>
            <draw:handle draw:handle-position="?f3 0" draw:handle-range-x-maximum="50000" draw:handle-range-x-minimum="0"/>
          </draw:enhanced-geometry>
        </draw:custom-shape>
        <draw:custom-shape draw:name="Google Shape;117;p16" draw:style-name="gr3" draw:text-style-name="P8" draw:layer="layout" svg:width="2.141cm" svg:height="1.116cm" svg:x="14.957cm" svg:y="5.57cm">
          <text:p text:style-name="P1"><text:span text:style-name="T4">worlds</text:span></text:p>
          <draw:enhanced-geometry draw:mirror-horizontal="false" draw:mirror-vertical="false" svg:viewBox="0 0 0 0" draw:text-areas="0 ?f4 ?f5 ?f9" draw:type="ooxml-snip1Rect" draw:modifiers="16667" draw:enhanced-path="M 0 0 L ?f3 0 ?f6 ?f2 ?f6 ?f9 0 ?f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1/2"/>
            <draw:equation draw:name="f5" draw:formula="(?f3 +logwidth)/2"/>
            <draw:equation draw:name="f6" draw:formula="logwidth"/>
            <draw:equation draw:name="f7" draw:formula="logheight/2"/>
            <draw:equation draw:name="f8" draw:formula="logwidth/2"/>
            <draw:equation draw:name="f9" draw:formula="logheight"/>
            <draw:handle draw:handle-position="?f3 0" draw:handle-range-x-maximum="50000" draw:handle-range-x-minimum="0"/>
          </draw:enhanced-geometry>
        </draw:custom-shape>
        <draw:custom-shape draw:name="Google Shape;118;p16" draw:style-name="gr4" draw:text-style-name="P9" draw:layer="layout" svg:width="0.727cm" svg:height="10.89cm" draw:transform="rotate (-1.5707963267949) translate (12.825cm 4.841cm)">
          <text:p/>
          <draw:enhanced-geometry draw:mirror-horizontal="false" draw:mirror-vertical="false" svg:viewBox="0 0 0 0" draw:text-areas="0 0 ?f2 ?f3" draw:type="ooxml-bentConnector3" draw:modifiers="50024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119;p16" draw:style-name="gr4" draw:text-style-name="P9" draw:layer="layout" svg:width="0.727cm" svg:height="5.007cm" draw:transform="rotate (-1.5707963267949) translate (12.825cm 4.841cm)">
          <text:p/>
          <draw:enhanced-geometry draw:mirror-horizontal="false" draw:mirror-vertical="false" svg:viewBox="0 0 0 0" draw:text-areas="0 0 ?f2 ?f3" draw:type="ooxml-bentConnector3" draw:modifiers="50024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120;p16" draw:style-name="gr4" draw:text-style-name="P9" draw:layer="layout" svg:width="0.727cm" svg:height="3.202cm" draw:transform="rotate (1.5707963267949) translate (12.825cm 5.57cm)">
          <text:p/>
          <draw:enhanced-geometry draw:mirror-horizontal="true" draw:mirror-vertical="false" svg:viewBox="0 0 0 0" draw:text-areas="0 0 ?f2 ?f3" draw:type="ooxml-bentConnector3" draw:modifiers="50024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121;p16" draw:style-name="gr4" draw:text-style-name="P9" draw:layer="layout" svg:width="0.727cm" svg:height="6.779cm" draw:transform="rotate (1.5707963267949) translate (12.819cm 5.57cm)">
          <text:p/>
          <draw:enhanced-geometry draw:mirror-horizontal="true" draw:mirror-vertical="false" svg:viewBox="0 0 0 0" draw:text-areas="0 0 ?f2 ?f3" draw:type="ooxml-bentConnector3" draw:modifiers="50024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122;p16" draw:style-name="gr4" draw:text-style-name="P9" draw:layer="layout" svg:width="0.727cm" svg:height="10.508cm" draw:transform="rotate (1.5707963267949) translate (12.825cm 5.57cm)">
          <text:p/>
          <draw:enhanced-geometry draw:mirror-horizontal="true" draw:mirror-vertical="false" svg:viewBox="0 0 0 0" draw:text-areas="0 0 ?f2 ?f3" draw:type="ooxml-bentConnector3" draw:modifiers="50024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123;p16" draw:style-name="gr3" draw:text-style-name="P8" draw:layer="layout" svg:width="2.141cm" svg:height="1.116cm" svg:x="6.746cm" svg:y="7.031cm">
          <text:p text:style-name="P1"><text:span text:style-name="T4">model</text:span></text:p>
          <draw:enhanced-geometry draw:mirror-horizontal="false" draw:mirror-vertical="false" svg:viewBox="0 0 0 0" draw:text-areas="0 ?f4 ?f5 ?f9" draw:type="ooxml-snip1Rect" draw:modifiers="16667" draw:enhanced-path="M 0 0 L ?f3 0 ?f6 ?f2 ?f6 ?f9 0 ?f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1/2"/>
            <draw:equation draw:name="f5" draw:formula="(?f3 +logwidth)/2"/>
            <draw:equation draw:name="f6" draw:formula="logwidth"/>
            <draw:equation draw:name="f7" draw:formula="logheight/2"/>
            <draw:equation draw:name="f8" draw:formula="logwidth/2"/>
            <draw:equation draw:name="f9" draw:formula="logheight"/>
            <draw:handle draw:handle-position="?f3 0" draw:handle-range-x-maximum="50000" draw:handle-range-x-minimum="0"/>
          </draw:enhanced-geometry>
        </draw:custom-shape>
        <draw:custom-shape draw:name="Google Shape;124;p16" draw:style-name="gr3" draw:text-style-name="P8" draw:layer="layout" svg:width="2.317cm" svg:height="1.116cm" svg:x="7.101cm" svg:y="8.857cm">
          <text:p text:style-name="P1"><text:span text:style-name="T4">materials</text:span></text:p>
          <draw:enhanced-geometry draw:mirror-horizontal="false" draw:mirror-vertical="false" svg:viewBox="0 0 0 0" draw:text-areas="0 ?f4 ?f5 ?f9" draw:type="ooxml-snip1Rect" draw:modifiers="16667" draw:enhanced-path="M 0 0 L ?f3 0 ?f6 ?f2 ?f6 ?f9 0 ?f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1/2"/>
            <draw:equation draw:name="f5" draw:formula="(?f3 +logwidth)/2"/>
            <draw:equation draw:name="f6" draw:formula="logwidth"/>
            <draw:equation draw:name="f7" draw:formula="logheight/2"/>
            <draw:equation draw:name="f8" draw:formula="logwidth/2"/>
            <draw:equation draw:name="f9" draw:formula="logheight"/>
            <draw:handle draw:handle-position="?f3 0" draw:handle-range-x-maximum="50000" draw:handle-range-x-minimum="0"/>
          </draw:enhanced-geometry>
        </draw:custom-shape>
        <draw:custom-shape draw:name="Google Shape;125;p16" draw:style-name="gr3" draw:text-style-name="P8" draw:layer="layout" svg:width="2.141cm" svg:height="1.116cm" svg:x="4.545cm" svg:y="8.857cm">
          <text:p text:style-name="P1"><text:span text:style-name="T4">meshs</text:span></text:p>
          <draw:enhanced-geometry draw:mirror-horizontal="false" draw:mirror-vertical="false" svg:viewBox="0 0 0 0" draw:text-areas="0 ?f4 ?f5 ?f9" draw:type="ooxml-snip1Rect" draw:modifiers="16667" draw:enhanced-path="M 0 0 L ?f3 0 ?f6 ?f2 ?f6 ?f9 0 ?f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1/2"/>
            <draw:equation draw:name="f5" draw:formula="(?f3 +logwidth)/2"/>
            <draw:equation draw:name="f6" draw:formula="logwidth"/>
            <draw:equation draw:name="f7" draw:formula="logheight/2"/>
            <draw:equation draw:name="f8" draw:formula="logwidth/2"/>
            <draw:equation draw:name="f9" draw:formula="logheight"/>
            <draw:handle draw:handle-position="?f3 0" draw:handle-range-x-maximum="50000" draw:handle-range-x-minimum="0"/>
          </draw:enhanced-geometry>
        </draw:custom-shape>
        <draw:custom-shape draw:name="Google Shape;126;p16" draw:style-name="gr3" draw:text-style-name="P8" draw:layer="layout" svg:width="2.141cm" svg:height="1.116cm" svg:x="6.02cm" svg:y="10.683cm">
          <text:p text:style-name="P1"><text:span text:style-name="T4">scrips</text:span></text:p>
          <draw:enhanced-geometry draw:mirror-horizontal="false" draw:mirror-vertical="false" svg:viewBox="0 0 0 0" draw:text-areas="0 ?f4 ?f5 ?f9" draw:type="ooxml-snip1Rect" draw:modifiers="16667" draw:enhanced-path="M 0 0 L ?f3 0 ?f6 ?f2 ?f6 ?f9 0 ?f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1/2"/>
            <draw:equation draw:name="f5" draw:formula="(?f3 +logwidth)/2"/>
            <draw:equation draw:name="f6" draw:formula="logwidth"/>
            <draw:equation draw:name="f7" draw:formula="logheight/2"/>
            <draw:equation draw:name="f8" draw:formula="logwidth/2"/>
            <draw:equation draw:name="f9" draw:formula="logheight"/>
            <draw:handle draw:handle-position="?f3 0" draw:handle-range-x-maximum="50000" draw:handle-range-x-minimum="0"/>
          </draw:enhanced-geometry>
        </draw:custom-shape>
        <draw:custom-shape draw:name="Google Shape;127;p16" draw:style-name="gr3" draw:text-style-name="P8" draw:layer="layout" svg:width="2.141cm" svg:height="1.116cm" svg:x="8.983cm" svg:y="10.683cm">
          <text:p text:style-name="P1"><text:span text:style-name="T4">textures</text:span></text:p>
          <draw:enhanced-geometry draw:mirror-horizontal="false" draw:mirror-vertical="false" svg:viewBox="0 0 0 0" draw:text-areas="0 ?f4 ?f5 ?f9" draw:type="ooxml-snip1Rect" draw:modifiers="16667" draw:enhanced-path="M 0 0 L ?f3 0 ?f6 ?f2 ?f6 ?f9 0 ?f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1/2"/>
            <draw:equation draw:name="f5" draw:formula="(?f3 +logwidth)/2"/>
            <draw:equation draw:name="f6" draw:formula="logwidth"/>
            <draw:equation draw:name="f7" draw:formula="logheight/2"/>
            <draw:equation draw:name="f8" draw:formula="logwidth/2"/>
            <draw:equation draw:name="f9" draw:formula="logheight"/>
            <draw:handle draw:handle-position="?f3 0" draw:handle-range-x-maximum="50000" draw:handle-range-x-minimum="0"/>
          </draw:enhanced-geometry>
        </draw:custom-shape>
        <draw:custom-shape draw:name="Google Shape;128;p16" draw:style-name="gr4" draw:text-style-name="P9" draw:layer="layout" svg:width="0.343cm" svg:height="0.001cm" draw:transform="rotate (1.5707963267949) translate (7.81cm 7.031cm)">
          <text:p/>
          <draw:enhanced-geometry draw:mirror-horizontal="true" draw:mirror-vertical="false" svg:viewBox="0 0 0 0" draw:text-areas="0 0 ?f2 ?f3" draw:type="ooxml-bentConnector3" draw:modifiers="5001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129;p16" draw:style-name="gr4" draw:text-style-name="P9" draw:layer="layout" svg:width="0.708cm" svg:height="0.442cm" draw:transform="rotate (1.5707963267949) translate (7.817cm 8.857cm)">
          <text:p/>
          <draw:enhanced-geometry draw:mirror-horizontal="true" draw:mirror-vertical="false" svg:viewBox="0 0 0 0" draw:text-areas="0 0 ?f2 ?f3" draw:type="ooxml-bentConnector3" draw:modifiers="5001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130;p16" draw:style-name="gr4" draw:text-style-name="P9" draw:layer="layout" svg:width="0.708cm" svg:height="2.201cm" draw:transform="rotate (-1.5707963267949) translate (7.817cm 8.147cm)">
          <text:p/>
          <draw:enhanced-geometry draw:mirror-horizontal="false" draw:mirror-vertical="false" svg:viewBox="0 0 0 0" draw:text-areas="0 0 ?f2 ?f3" draw:type="ooxml-bentConnector3" draw:modifiers="5001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131;p16" draw:style-name="gr4" draw:text-style-name="P9" draw:layer="layout" svg:width="0.708cm" svg:height="1.169cm" draw:transform="rotate (-1.5707963267949) translate (8.26cm 9.973cm)">
          <text:p/>
          <draw:enhanced-geometry draw:mirror-horizontal="false" draw:mirror-vertical="false" svg:viewBox="0 0 0 0" draw:text-areas="0 0 ?f2 ?f3" draw:type="ooxml-bentConnector3" draw:modifiers="5001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132;p16" draw:style-name="gr4" draw:text-style-name="P9" draw:layer="layout" svg:width="0.708cm" svg:height="1.793cm" draw:transform="rotate (1.5707963267949) translate (8.254cm 10.683cm)">
          <text:p/>
          <draw:enhanced-geometry draw:mirror-horizontal="true" draw:mirror-vertical="false" svg:viewBox="0 0 0 0" draw:text-areas="0 0 ?f2 ?f3" draw:type="ooxml-bentConnector3" draw:modifiers="5001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133;p16" draw:style-name="gr2" draw:text-style-name="P7" draw:layer="layout" svg:width="2.552cm" svg:height="1.116cm" svg:x="5.814cm" svg:y="12.281cm">
          <text:p text:style-name="P1"><text:span text:style-name="T4">*.mater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4;p16" draw:style-name="gr2" draw:text-style-name="P7" draw:layer="layout" svg:width="1.666cm" svg:height="1.116cm" svg:x="8.903cm" svg:y="12.281cm">
          <text:p text:style-name="P1"><text:span text:style-name="T4">*.p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5;p16" draw:style-name="gr2" draw:text-style-name="P7" draw:layer="layout" svg:width="1.666cm" svg:height="1.116cm" svg:x="10.914cm" svg:y="12.281cm">
          <text:p text:style-name="P1"><text:span text:style-name="T4">*.tg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6;p16" draw:style-name="gr4" draw:text-style-name="P9" draw:layer="layout" svg:width="0.481cm" svg:height="0.001cm" draw:transform="rotate (1.5707963267949) translate (7.084cm 12.281cm)">
          <text:p/>
          <draw:enhanced-geometry draw:mirror-horizontal="true" draw:mirror-vertical="false" svg:viewBox="0 0 0 0" draw:text-areas="0 0 ?f2 ?f3" draw:type="ooxml-bentConnector3" draw:modifiers="49993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137;p16" draw:style-name="gr4" draw:text-style-name="P9" draw:layer="layout" svg:width="0.481cm" svg:height="0.317cm" draw:transform="rotate (-1.5707963267949) translate (10.054cm 11.799cm)">
          <text:p/>
          <draw:enhanced-geometry draw:mirror-horizontal="false" draw:mirror-vertical="false" svg:viewBox="0 0 0 0" draw:text-areas="0 0 ?f2 ?f3" draw:type="ooxml-bentConnector3" draw:modifiers="49993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138;p16" draw:style-name="gr4" draw:text-style-name="P9" draw:layer="layout" svg:width="0.481cm" svg:height="1.692cm" draw:transform="rotate (1.5707963267949) translate (10.054cm 12.281cm)">
          <text:p/>
          <draw:enhanced-geometry draw:mirror-horizontal="true" draw:mirror-vertical="false" svg:viewBox="0 0 0 0" draw:text-areas="0 0 ?f2 ?f3" draw:type="ooxml-bentConnector3" draw:modifiers="49993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139;p16" draw:style-name="gr2" draw:text-style-name="P7" draw:layer="layout" svg:width="1.666cm" svg:height="1.116cm" svg:x="2.037cm" svg:y="10.683cm">
          <text:p text:style-name="P1"><text:span text:style-name="T4">*.da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0;p16" draw:style-name="gr2" draw:text-style-name="P7" draw:layer="layout" svg:width="1.666cm" svg:height="1.116cm" svg:x="3.993cm" svg:y="10.683cm">
          <text:p text:style-name="P1"><text:span text:style-name="T4">*.st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1;p16" draw:style-name="gr4" draw:text-style-name="P9" draw:layer="layout" svg:width="0.708cm" svg:height="2.744cm" draw:transform="rotate (-1.5707963267949) translate (5.615cm 9.973cm)">
          <text:p/>
          <draw:enhanced-geometry draw:mirror-horizontal="false" draw:mirror-vertical="false" svg:viewBox="0 0 0 0" draw:text-areas="0 0 ?f2 ?f3" draw:type="ooxml-bentConnector3" draw:modifiers="5001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142;p16" draw:style-name="gr4" draw:text-style-name="P9" draw:layer="layout" svg:width="0.708cm" svg:height="0.787cm" draw:transform="rotate (-1.5707963267949) translate (5.615cm 9.973cm)">
          <text:p/>
          <draw:enhanced-geometry draw:mirror-horizontal="false" draw:mirror-vertical="false" svg:viewBox="0 0 0 0" draw:text-areas="0 0 ?f2 ?f3" draw:type="ooxml-bentConnector3" draw:modifiers="5001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143;p16" draw:style-name="gr2" draw:text-style-name="P7" draw:layer="layout" svg:width="2.317cm" svg:height="1.116cm" svg:x="14.869cm" svg:y="7.031cm">
          <text:p text:style-name="P1"><text:span text:style-name="T4">*.wor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4;p16" draw:style-name="gr4" draw:text-style-name="P9" draw:layer="layout" svg:width="0.343cm" svg:height="0.001cm" draw:transform="rotate (1.5707963267949) translate (16.022cm 7.031cm)">
          <text:p/>
          <draw:enhanced-geometry draw:mirror-horizontal="true" draw:mirror-vertical="false" svg:viewBox="0 0 0 0" draw:text-areas="0 0 ?f2 ?f3" draw:type="ooxml-bentConnector3" draw:modifiers="5001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145;p16" draw:style-name="gr2" draw:text-style-name="P7" draw:layer="layout" svg:width="2.317cm" svg:height="1.116cm" svg:x="0.775cm" svg:y="7.031cm">
          <text:p text:style-name="P1"><text:span text:style-name="T4">*.laun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16" draw:style-name="gr4" draw:text-style-name="P9" draw:layer="layout" svg:width="0.343cm" svg:height="0.001cm" draw:transform="rotate (1.5707963267949) translate (1.927cm 7.031cm)">
          <text:p/>
          <draw:enhanced-geometry draw:mirror-horizontal="true" draw:mirror-vertical="false" svg:viewBox="0 0 0 0" draw:text-areas="0 0 ?f2 ?f3" draw:type="ooxml-bentConnector3" draw:modifiers="5001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147;p16" draw:style-name="gr5" draw:text-style-name="P10" xml:id="id2" draw:id="id2" draw:layer="layout" svg:width="3.05cm" svg:height="3.486cm" svg:x="0.38cm" svg:y="5.167cm">
          <text:p text:style-name="P5"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48;p16" draw:style-name="gr2" draw:text-style-name="P7" draw:layer="layout" svg:width="3.05cm" svg:height="1.116cm" svg:x="9.749cm" svg:y="8.857cm">
          <text:p text:style-name="P1"><text:span text:style-name="T4">model.confi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9;p16" draw:style-name="gr2" draw:text-style-name="P7" draw:layer="layout" svg:width="2.52cm" svg:height="1.116cm" svg:x="13.111cm" svg:y="8.857cm">
          <text:p text:style-name="P1"><text:span text:style-name="T4">model.sd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0;p16" draw:style-name="gr4" draw:text-style-name="P9" draw:layer="layout" svg:width="0.708cm" svg:height="3.457cm" draw:transform="rotate (1.5707963267949) translate (7.811cm 8.857cm)">
          <text:p/>
          <draw:enhanced-geometry draw:mirror-horizontal="true" draw:mirror-vertical="false" svg:viewBox="0 0 0 0" draw:text-areas="0 0 ?f2 ?f3" draw:type="ooxml-bentConnector3" draw:modifiers="5001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151;p16" draw:style-name="gr4" draw:text-style-name="P9" draw:layer="layout" svg:width="0.708cm" svg:height="6.553cm" draw:transform="rotate (1.5707963267949) translate (7.811cm 8.857cm)">
          <text:p/>
          <draw:enhanced-geometry draw:mirror-horizontal="true" draw:mirror-vertical="false" svg:viewBox="0 0 0 0" draw:text-areas="0 0 ?f2 ?f3" draw:type="ooxml-bentConnector3" draw:modifiers="5001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152;p16" draw:style-name="gr5" draw:text-style-name="P10" xml:id="id3" draw:id="id3" draw:layer="layout" svg:width="3.05cm" svg:height="3.486cm" svg:x="14.489cm" svg:y="5.115cm">
          <text:p text:style-name="P5"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xit" presentation:preset-id="ooo-exit-fade-out">
                  <anim:transitionFilter smil:dur="1s" smil:targetElement="id2" smil:type="fade" smil:subtype="crossfade" smil:mode="out"/>
                  <anim:set smil:begin="1s" smil:dur="0.001s" smil:fill="hold" smil:targetElement="id2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1s" smil:targetElement="id3" smil:type="fade" smil:subtype="crossfade"/>
                </anim:par>
              </anim:par>
            </anim:par>
          </anim:seq>
        </anim:par>
        <presentation:notes draw:style-name="dp2">
          <draw:page-thumbnail draw:name="Google Shape;108;g4fd6346abe_0_290:notes" draw:style-name="gr1" draw:layer="layout" svg:width="16.932cm" svg:height="9.524cm" svg:x="1.059cm" svg:y="1.905cm" draw:page-number="4" presentation:class="page"/>
          <draw:frame draw:name="Google Shape;109;g4fd6346abe_0_290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DF-Simulation Description Format" draw:style-name="dp1" draw:master-page-name="TITLE_5f_AND_5f_BODY" presentation:presentation-page-layout-name="AL2T1">
        <office:forms form:automatic-focus="false" form:apply-design-mode="false"/>
        <draw:frame draw:name="Google Shape;157;p1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SDF-Simulation Description Format</text:span></text:p>
          </draw:text-box>
        </draw:frame>
        <draw:frame draw:name="Google Shape;158;p17" presentation:style-name="pr6" draw:text-style-name="P13" draw:layer="layout" svg:width="23.667cm" svg:height="9.489cm" svg:x="0.866cm" svg:y="3.201cm" presentation:class="outline" presentation:user-transformed="true">
          <draw:text-box>
            <text:p text:style-name="P5"><text:span text:style-name="T7">An XML </text:span><text:span text:style-name="T8">format</text:span><text:span text:style-name="T7"> that describes objects and environments for robot simulators, visualization, and control. ... Unlike URDF, </text:span><text:span text:style-name="T8">SDF</text:span><text:span text:style-name="T7"> allows multiple objects to be modeled in a single </text:span><text:span text:style-name="T8">SDF</text:span><text:span text:style-name="T7"> file, and allows you to model the pose of the robot in the world.</text:span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>SDF info: </text:span><text:span text:style-name="T9"><text:a xlink:href="http://sdformat.org/spec?ver=1.4&amp;elem=sdf" xlink:type="simple">http://sdformat.org/spec?ver=1.4&amp;elem=sdf</text:a></text:span></text:p>
            <text:p text:style-name="P14"><text:span text:style-name="T6"/></text:p>
          </draw:text-box>
        </draw:frame>
        <presentation:notes draw:style-name="dp2">
          <draw:page-thumbnail draw:name="Google Shape;154;g4fcccc3b7c_0_0:notes" draw:style-name="gr1" draw:layer="layout" svg:width="16.932cm" svg:height="9.524cm" svg:x="1.059cm" svg:y="1.905cm" draw:page-number="5" presentation:class="page"/>
          <draw:frame draw:name="Google Shape;155;g4fcccc3b7c_0_0:notes" presentation:style-name="pr5" draw:text-style-name="P4" draw:layer="layout" svg:width="15.239cm" svg:height="11.429cm" svg:x="1.905cm" svg:y="12.065cm" presentation:class="notes" presentation:user-transformed="true">
            <draw:text-box>
              <text:p text:style-name="P5"><text:span text:style-name="T10">它們的差別簡單來說，</text:span><text:span text:style-name="T10">URDF</text:span><text:span text:style-name="T10">只有跟機器人相關的描述、單一</text:span><text:span text:style-name="T10">model</text:span><text:span text:style-name="T10">；</text:span><text:span text:style-name="T10">SDF</text:span><text:span text:style-name="T10">有多</text:span><text:span text:style-name="T10">model</text:span><text:span text:style-name="T10">、相對於</text:span><text:span text:style-name="T10">world</text:span><text:span text:style-name="T10">的</text:span><text:span text:style-name="T10">pose</text:span><text:span text:style-name="T10">、</text:span><text:span text:style-name="T10">lights</text:span><text:span text:style-name="T10">、</text:span><text:span text:style-name="T10">wind...</text:span><text:span text:style-name="T10">等。</text:span></text:p>
            </draw:text-box>
          </draw:frame>
        </presentation:notes>
      </draw:page>
      <draw:page draw:name="watch_tower_world.world" draw:style-name="dp1" draw:master-page-name="TITLE_5f_AND_5f_BODY" presentation:presentation-page-layout-name="AL2T1">
        <office:forms form:automatic-focus="false" form:apply-design-mode="false"/>
        <draw:frame draw:name="Google Shape;163;p1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watch_tower_world.world</text:span></text:p>
          </draw:text-box>
        </draw:frame>
        <draw:frame draw:name="Google Shape;164;p18" presentation:style-name="pr6" draw:text-style-name="P13" draw:layer="layout" svg:width="23.667cm" svg:height="9.489cm" svg:x="0.866cm" svg:y="3.201cm" presentation:class="outline" presentation:user-transformed="true">
          <draw:text-box>
            <text:p text:style-name="P5"><text:span text:style-name="T11">&lt;?xml version="1.0" ?&gt;</text:span></text:p>
            <text:p text:style-name="P5"><text:span text:style-name="T11">&lt;sdf version="1.4"&gt;</text:span></text:p>
            <text:p text:style-name="P5"><text:span text:style-name="T11"/></text:p>
            <text:p text:style-name="P5"><text:span text:style-name="T11"><text:s text:c="2"/></text:span><text:span text:style-name="T11">&lt;world name="default"&gt;</text:span></text:p>
            <text:p text:style-name="P5"><text:span text:style-name="T11"/></text:p>
            <text:p text:style-name="P15"><text:span text:style-name="T11">．．．</text:span></text:p>
            <text:p text:style-name="P5"><text:span text:style-name="T11"/></text:p>
            <text:p text:style-name="P5"><text:span text:style-name="T11"><text:s text:c="4"/></text:span><text:span text:style-name="T11">&lt;include&gt;</text:span></text:p>
            <text:p text:style-name="P5"><text:span text:style-name="T11"><text:s text:c="8"/></text:span><text:span text:style-name="T11">&lt;uri&gt;model://pairworld_gazebo/models/wooden_watch_tower&lt;/uri&gt;</text:span></text:p>
            <text:p text:style-name="P5"><text:span text:style-name="T11"><text:s text:c="4"/></text:span><text:span text:style-name="T11">&lt;/include&gt;</text:span></text:p>
            <text:p text:style-name="P5"><text:span text:style-name="T11"/></text:p>
            <text:p text:style-name="P15"><text:span text:style-name="T11">．．．</text:span></text:p>
            <text:p text:style-name="P5"><text:span text:style-name="T11"/></text:p>
            <text:p text:style-name="P5"><text:span text:style-name="T11"><text:s text:c="2"/></text:span><text:span text:style-name="T11">&lt;/world&gt;</text:span></text:p>
            <text:p text:style-name="P5"><text:span text:style-name="T11">&lt;/sdf&gt;</text:span></text:p>
            <text:p text:style-name="P5"><text:span text:style-name="T11"/></text:p>
          </draw:text-box>
        </draw:frame>
        <draw:custom-shape draw:name="Google Shape;165;p18" draw:style-name="gr6" draw:text-style-name="P10" draw:layer="layout" svg:width="3.983cm" svg:height="0.913cm" svg:x="4.427cm" svg:y="8.722cm">
          <text:p text:style-name="P5"><text:span text:style-name="T12">Package na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18" draw:style-name="gr7" draw:text-style-name="P9" draw:layer="layout" svg:width="3.299cm" svg:height="0.039cm" draw:transform="rotate (-3.14159265358979) translate (7.822cm 8.09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67;p18" draw:style-name="gr8" draw:text-style-name="P9" draw:layer="layout" svg:width="0.382cm" svg:height="0.614cm" svg:x="6.037cm" svg:y="8.107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160;g4fcccc3b7c_0_13:notes" draw:style-name="gr1" draw:layer="layout" svg:width="16.932cm" svg:height="9.524cm" svg:x="1.059cm" svg:y="1.905cm" draw:page-number="6" presentation:class="page"/>
          <draw:frame draw:name="Google Shape;161;g4fcccc3b7c_0_13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ckage.xml" draw:style-name="dp1" draw:master-page-name="TITLE_5f_AND_5f_BODY" presentation:presentation-page-layout-name="AL2T1">
        <office:forms form:automatic-focus="false" form:apply-design-mode="false"/>
        <draw:frame draw:name="Google Shape;172;p1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package.xml</text:span></text:p>
          </draw:text-box>
        </draw:frame>
        <draw:frame draw:name="Google Shape;173;p19" presentation:style-name="pr6" draw:text-style-name="P13" draw:layer="layout" svg:width="23.667cm" svg:height="9.489cm" svg:x="0.866cm" svg:y="3.201cm" presentation:class="outline" presentation:user-transformed="true">
          <draw:text-box>
            <text:p text:style-name="P5"><text:span text:style-name="T5">In the package.xml of the package where you want to load the model, declare the following export:</text:span></text:p>
            <text:p text:style-name="P11"><text:span text:style-name="T6">&lt;export&gt;</text:span><text:span text:style-name="T6"><text:line-break/></text:span><text:span text:style-name="T6"> <text:s text:c="3"/>&lt;!-- gazebo_ros_paths_plugin automatically adds these to</text:span><text:span text:style-name="T6"><text:line-break/></text:span><text:span text:style-name="T6"> <text:s text:c="7"/>GAZEBO_PLUGIN_PATH and GAZEBO_MODEL_PATH when you do this export inside</text:span><text:span text:style-name="T6"><text:line-break/></text:span><text:span text:style-name="T6"> <text:s text:c="7"/>the package.xml file. You can than use URIs of type model://my_package/stuff. --&gt;</text:span><text:span text:style-name="T6"><text:line-break/></text:span><text:span text:style-name="T6"> <text:s text:c="3"/>&lt;gazebo_ros <text:s text:c="64"/></text:span><text:span text:style-name="T6"><text:line-break/></text:span><text:span text:style-name="T6"> <text:s text:c="7"/>gazebo_plugin_path="${prefix}/lib"</text:span><text:span text:style-name="T6"><text:line-break/></text:span><text:span text:style-name="T6"> <text:s text:c="7"/>gazebo_model_path="${prefix}/.." /&gt; </text:span><text:span text:style-name="T6"><text:line-break/></text:span><text:span text:style-name="T6">&lt;/export&gt;</text:span></text:p>
            <text:p text:style-name="P12"><text:span text:style-name="T5"/></text:p>
          </draw:text-box>
        </draw:frame>
        <presentation:notes draw:style-name="dp2">
          <draw:page-thumbnail draw:name="Google Shape;169;g4fcccc3b7c_0_24:notes" draw:style-name="gr1" draw:layer="layout" svg:width="16.932cm" svg:height="9.524cm" svg:x="1.059cm" svg:y="1.905cm" draw:page-number="7" presentation:class="page"/>
          <draw:frame draw:name="Google Shape;170;g4fcccc3b7c_0_24:notes" presentation:style-name="pr5" draw:text-style-name="P4" draw:layer="layout" svg:width="15.239cm" svg:height="11.429cm" svg:x="1.905cm" svg:y="12.065cm" presentation:class="notes" presentation:user-transformed="true">
            <draw:text-box>
              <text:p text:style-name="P5"><text:span text:style-name="T10">加入這段在想要使用</text:span><text:span text:style-name="T10">model</text:span><text:span text:style-name="T10">的</text:span><text:span text:style-name="T10">package</text:span><text:span text:style-name="T10">的</text:span><text:span text:style-name="T10">package.xml</text:span><text:span text:style-name="T10">之後，就可以在</text:span><text:span text:style-name="T10">SDF</text:span><text:span text:style-name="T10">裡用</text:span><text:span text:style-name="T10">&lt;uri&gt;model://my_package/models/foo.dae&lt;/uri&gt;.</text:span></text:p>
              <text:p text:style-name="P5"><text:span text:style-name="T13">否則</text:span><text:span text:style-name="T13">Terminal </text:span><text:span text:style-name="T13">在哪個路徑執行會影響</text:span><text:span text:style-name="T13">mesh</text:span><text:span text:style-name="T13">的相對路徑，並非</text:span><text:span text:style-name="T13">.world</text:span><text:span text:style-name="T13">的相對路徑，但加了以</text:span><text:span text:style-name="T13">package</text:span><text:span text:style-name="T13">找的方法就沒問題了。</text:span></text:p>
              <text:p text:style-name="P5"><text:span text:style-name="T13"/></text:p>
            </draw:text-box>
          </draw:frame>
        </presentation:notes>
      </draw:page>
      <draw:page draw:name="World package hierachy" draw:style-name="dp1" draw:master-page-name="TITLE_5f_AND_5f_BODY" presentation:presentation-page-layout-name="AL2T1">
        <office:forms form:automatic-focus="false" form:apply-design-mode="false"/>
        <draw:frame draw:name="Google Shape;178;p2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World package hierachy</text:span></text:p>
          </draw:text-box>
        </draw:frame>
        <draw:custom-shape draw:name="Google Shape;179;p20" draw:style-name="gr2" draw:text-style-name="P7" draw:layer="layout" svg:width="3.329cm" svg:height="1.116cm" svg:x="21.668cm" svg:y="5.57cm">
          <text:p text:style-name="P1"><text:span text:style-name="T4">package.xm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0;p20" draw:style-name="gr3" draw:text-style-name="P8" draw:layer="layout" svg:width="2.552cm" svg:height="1.59cm" svg:x="11.548cm" svg:y="3.25cm">
          <text:p text:style-name="P1"><text:span text:style-name="T4">World Package</text:span></text:p>
          <draw:enhanced-geometry draw:mirror-horizontal="false" draw:mirror-vertical="false" svg:viewBox="0 0 0 0" draw:text-areas="0 ?f4 ?f5 ?f9" draw:type="ooxml-snip1Rect" draw:modifiers="16667" draw:enhanced-path="M 0 0 L ?f3 0 ?f6 ?f2 ?f6 ?f9 0 ?f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1/2"/>
            <draw:equation draw:name="f5" draw:formula="(?f3 +logwidth)/2"/>
            <draw:equation draw:name="f6" draw:formula="logwidth"/>
            <draw:equation draw:name="f7" draw:formula="logheight/2"/>
            <draw:equation draw:name="f8" draw:formula="logwidth/2"/>
            <draw:equation draw:name="f9" draw:formula="logheight"/>
            <draw:handle draw:handle-position="?f3 0" draw:handle-range-x-maximum="50000" draw:handle-range-x-minimum="0"/>
          </draw:enhanced-geometry>
        </draw:custom-shape>
        <draw:custom-shape draw:name="Google Shape;181;p20" draw:style-name="gr2" draw:text-style-name="P7" draw:layer="layout" svg:width="3.329cm" svg:height="1.116cm" svg:x="17.939cm" svg:y="5.57cm">
          <text:p text:style-name="P1"><text:span text:style-name="T4">CMakeLists.t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2;p20" draw:style-name="gr3" draw:text-style-name="P8" draw:layer="layout" svg:width="2.141cm" svg:height="1.116cm" svg:x="0.863cm" svg:y="5.57cm">
          <text:p text:style-name="P1"><text:span text:style-name="T4">launch</text:span></text:p>
          <draw:enhanced-geometry draw:mirror-horizontal="false" draw:mirror-vertical="false" svg:viewBox="0 0 0 0" draw:text-areas="0 ?f4 ?f5 ?f9" draw:type="ooxml-snip1Rect" draw:modifiers="16667" draw:enhanced-path="M 0 0 L ?f3 0 ?f6 ?f2 ?f6 ?f9 0 ?f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1/2"/>
            <draw:equation draw:name="f5" draw:formula="(?f3 +logwidth)/2"/>
            <draw:equation draw:name="f6" draw:formula="logwidth"/>
            <draw:equation draw:name="f7" draw:formula="logheight/2"/>
            <draw:equation draw:name="f8" draw:formula="logwidth/2"/>
            <draw:equation draw:name="f9" draw:formula="logheight"/>
            <draw:handle draw:handle-position="?f3 0" draw:handle-range-x-maximum="50000" draw:handle-range-x-minimum="0"/>
          </draw:enhanced-geometry>
        </draw:custom-shape>
        <draw:custom-shape draw:name="Google Shape;183;p20" draw:style-name="gr3" draw:text-style-name="P8" draw:layer="layout" svg:width="2.141cm" svg:height="1.116cm" svg:x="6.746cm" svg:y="5.57cm">
          <text:p text:style-name="P1"><text:span text:style-name="T4">models</text:span></text:p>
          <draw:enhanced-geometry draw:mirror-horizontal="false" draw:mirror-vertical="false" svg:viewBox="0 0 0 0" draw:text-areas="0 ?f4 ?f5 ?f9" draw:type="ooxml-snip1Rect" draw:modifiers="16667" draw:enhanced-path="M 0 0 L ?f3 0 ?f6 ?f2 ?f6 ?f9 0 ?f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1/2"/>
            <draw:equation draw:name="f5" draw:formula="(?f3 +logwidth)/2"/>
            <draw:equation draw:name="f6" draw:formula="logwidth"/>
            <draw:equation draw:name="f7" draw:formula="logheight/2"/>
            <draw:equation draw:name="f8" draw:formula="logwidth/2"/>
            <draw:equation draw:name="f9" draw:formula="logheight"/>
            <draw:handle draw:handle-position="?f3 0" draw:handle-range-x-maximum="50000" draw:handle-range-x-minimum="0"/>
          </draw:enhanced-geometry>
        </draw:custom-shape>
        <draw:custom-shape draw:name="Google Shape;184;p20" draw:style-name="gr3" draw:text-style-name="P8" draw:layer="layout" svg:width="2.141cm" svg:height="1.116cm" svg:x="14.957cm" svg:y="5.57cm">
          <text:p text:style-name="P1"><text:span text:style-name="T4">worlds</text:span></text:p>
          <draw:enhanced-geometry draw:mirror-horizontal="false" draw:mirror-vertical="false" svg:viewBox="0 0 0 0" draw:text-areas="0 ?f4 ?f5 ?f9" draw:type="ooxml-snip1Rect" draw:modifiers="16667" draw:enhanced-path="M 0 0 L ?f3 0 ?f6 ?f2 ?f6 ?f9 0 ?f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1/2"/>
            <draw:equation draw:name="f5" draw:formula="(?f3 +logwidth)/2"/>
            <draw:equation draw:name="f6" draw:formula="logwidth"/>
            <draw:equation draw:name="f7" draw:formula="logheight/2"/>
            <draw:equation draw:name="f8" draw:formula="logwidth/2"/>
            <draw:equation draw:name="f9" draw:formula="logheight"/>
            <draw:handle draw:handle-position="?f3 0" draw:handle-range-x-maximum="50000" draw:handle-range-x-minimum="0"/>
          </draw:enhanced-geometry>
        </draw:custom-shape>
        <draw:custom-shape draw:name="Google Shape;185;p20" draw:style-name="gr4" draw:text-style-name="P9" draw:layer="layout" svg:width="0.727cm" svg:height="10.89cm" draw:transform="rotate (-1.5707963267949) translate (12.825cm 4.841cm)">
          <text:p/>
          <draw:enhanced-geometry draw:mirror-horizontal="false" draw:mirror-vertical="false" svg:viewBox="0 0 0 0" draw:text-areas="0 0 ?f2 ?f3" draw:type="ooxml-bentConnector3" draw:modifiers="50024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186;p20" draw:style-name="gr4" draw:text-style-name="P9" draw:layer="layout" svg:width="0.727cm" svg:height="5.007cm" draw:transform="rotate (-1.5707963267949) translate (12.825cm 4.841cm)">
          <text:p/>
          <draw:enhanced-geometry draw:mirror-horizontal="false" draw:mirror-vertical="false" svg:viewBox="0 0 0 0" draw:text-areas="0 0 ?f2 ?f3" draw:type="ooxml-bentConnector3" draw:modifiers="50024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187;p20" draw:style-name="gr4" draw:text-style-name="P9" draw:layer="layout" svg:width="0.727cm" svg:height="3.202cm" draw:transform="rotate (1.5707963267949) translate (12.825cm 5.57cm)">
          <text:p/>
          <draw:enhanced-geometry draw:mirror-horizontal="true" draw:mirror-vertical="false" svg:viewBox="0 0 0 0" draw:text-areas="0 0 ?f2 ?f3" draw:type="ooxml-bentConnector3" draw:modifiers="50024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188;p20" draw:style-name="gr4" draw:text-style-name="P9" draw:layer="layout" svg:width="0.727cm" svg:height="6.779cm" draw:transform="rotate (1.5707963267949) translate (12.819cm 5.57cm)">
          <text:p/>
          <draw:enhanced-geometry draw:mirror-horizontal="true" draw:mirror-vertical="false" svg:viewBox="0 0 0 0" draw:text-areas="0 0 ?f2 ?f3" draw:type="ooxml-bentConnector3" draw:modifiers="50024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189;p20" draw:style-name="gr4" draw:text-style-name="P9" draw:layer="layout" svg:width="0.727cm" svg:height="10.508cm" draw:transform="rotate (1.5707963267949) translate (12.825cm 5.57cm)">
          <text:p/>
          <draw:enhanced-geometry draw:mirror-horizontal="true" draw:mirror-vertical="false" svg:viewBox="0 0 0 0" draw:text-areas="0 0 ?f2 ?f3" draw:type="ooxml-bentConnector3" draw:modifiers="50024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190;p20" draw:style-name="gr3" draw:text-style-name="P8" draw:layer="layout" svg:width="2.141cm" svg:height="1.116cm" svg:x="6.746cm" svg:y="7.031cm">
          <text:p text:style-name="P1"><text:span text:style-name="T4">model</text:span></text:p>
          <draw:enhanced-geometry draw:mirror-horizontal="false" draw:mirror-vertical="false" svg:viewBox="0 0 0 0" draw:text-areas="0 ?f4 ?f5 ?f9" draw:type="ooxml-snip1Rect" draw:modifiers="16667" draw:enhanced-path="M 0 0 L ?f3 0 ?f6 ?f2 ?f6 ?f9 0 ?f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1/2"/>
            <draw:equation draw:name="f5" draw:formula="(?f3 +logwidth)/2"/>
            <draw:equation draw:name="f6" draw:formula="logwidth"/>
            <draw:equation draw:name="f7" draw:formula="logheight/2"/>
            <draw:equation draw:name="f8" draw:formula="logwidth/2"/>
            <draw:equation draw:name="f9" draw:formula="logheight"/>
            <draw:handle draw:handle-position="?f3 0" draw:handle-range-x-maximum="50000" draw:handle-range-x-minimum="0"/>
          </draw:enhanced-geometry>
        </draw:custom-shape>
        <draw:custom-shape draw:name="Google Shape;191;p20" draw:style-name="gr3" draw:text-style-name="P8" draw:layer="layout" svg:width="2.317cm" svg:height="1.116cm" svg:x="7.101cm" svg:y="8.857cm">
          <text:p text:style-name="P1"><text:span text:style-name="T4">materials</text:span></text:p>
          <draw:enhanced-geometry draw:mirror-horizontal="false" draw:mirror-vertical="false" svg:viewBox="0 0 0 0" draw:text-areas="0 ?f4 ?f5 ?f9" draw:type="ooxml-snip1Rect" draw:modifiers="16667" draw:enhanced-path="M 0 0 L ?f3 0 ?f6 ?f2 ?f6 ?f9 0 ?f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1/2"/>
            <draw:equation draw:name="f5" draw:formula="(?f3 +logwidth)/2"/>
            <draw:equation draw:name="f6" draw:formula="logwidth"/>
            <draw:equation draw:name="f7" draw:formula="logheight/2"/>
            <draw:equation draw:name="f8" draw:formula="logwidth/2"/>
            <draw:equation draw:name="f9" draw:formula="logheight"/>
            <draw:handle draw:handle-position="?f3 0" draw:handle-range-x-maximum="50000" draw:handle-range-x-minimum="0"/>
          </draw:enhanced-geometry>
        </draw:custom-shape>
        <draw:custom-shape draw:name="Google Shape;192;p20" draw:style-name="gr3" draw:text-style-name="P8" draw:layer="layout" svg:width="2.141cm" svg:height="1.116cm" svg:x="4.545cm" svg:y="8.857cm">
          <text:p text:style-name="P1"><text:span text:style-name="T4">meshs</text:span></text:p>
          <draw:enhanced-geometry draw:mirror-horizontal="false" draw:mirror-vertical="false" svg:viewBox="0 0 0 0" draw:text-areas="0 ?f4 ?f5 ?f9" draw:type="ooxml-snip1Rect" draw:modifiers="16667" draw:enhanced-path="M 0 0 L ?f3 0 ?f6 ?f2 ?f6 ?f9 0 ?f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1/2"/>
            <draw:equation draw:name="f5" draw:formula="(?f3 +logwidth)/2"/>
            <draw:equation draw:name="f6" draw:formula="logwidth"/>
            <draw:equation draw:name="f7" draw:formula="logheight/2"/>
            <draw:equation draw:name="f8" draw:formula="logwidth/2"/>
            <draw:equation draw:name="f9" draw:formula="logheight"/>
            <draw:handle draw:handle-position="?f3 0" draw:handle-range-x-maximum="50000" draw:handle-range-x-minimum="0"/>
          </draw:enhanced-geometry>
        </draw:custom-shape>
        <draw:custom-shape draw:name="Google Shape;193;p20" draw:style-name="gr3" draw:text-style-name="P8" draw:layer="layout" svg:width="2.141cm" svg:height="1.116cm" svg:x="6.02cm" svg:y="10.683cm">
          <text:p text:style-name="P1"><text:span text:style-name="T4">scrips</text:span></text:p>
          <draw:enhanced-geometry draw:mirror-horizontal="false" draw:mirror-vertical="false" svg:viewBox="0 0 0 0" draw:text-areas="0 ?f4 ?f5 ?f9" draw:type="ooxml-snip1Rect" draw:modifiers="16667" draw:enhanced-path="M 0 0 L ?f3 0 ?f6 ?f2 ?f6 ?f9 0 ?f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1/2"/>
            <draw:equation draw:name="f5" draw:formula="(?f3 +logwidth)/2"/>
            <draw:equation draw:name="f6" draw:formula="logwidth"/>
            <draw:equation draw:name="f7" draw:formula="logheight/2"/>
            <draw:equation draw:name="f8" draw:formula="logwidth/2"/>
            <draw:equation draw:name="f9" draw:formula="logheight"/>
            <draw:handle draw:handle-position="?f3 0" draw:handle-range-x-maximum="50000" draw:handle-range-x-minimum="0"/>
          </draw:enhanced-geometry>
        </draw:custom-shape>
        <draw:custom-shape draw:name="Google Shape;194;p20" draw:style-name="gr3" draw:text-style-name="P8" draw:layer="layout" svg:width="2.141cm" svg:height="1.116cm" svg:x="8.983cm" svg:y="10.683cm">
          <text:p text:style-name="P1"><text:span text:style-name="T4">textures</text:span></text:p>
          <draw:enhanced-geometry draw:mirror-horizontal="false" draw:mirror-vertical="false" svg:viewBox="0 0 0 0" draw:text-areas="0 ?f4 ?f5 ?f9" draw:type="ooxml-snip1Rect" draw:modifiers="16667" draw:enhanced-path="M 0 0 L ?f3 0 ?f6 ?f2 ?f6 ?f9 0 ?f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1/2"/>
            <draw:equation draw:name="f5" draw:formula="(?f3 +logwidth)/2"/>
            <draw:equation draw:name="f6" draw:formula="logwidth"/>
            <draw:equation draw:name="f7" draw:formula="logheight/2"/>
            <draw:equation draw:name="f8" draw:formula="logwidth/2"/>
            <draw:equation draw:name="f9" draw:formula="logheight"/>
            <draw:handle draw:handle-position="?f3 0" draw:handle-range-x-maximum="50000" draw:handle-range-x-minimum="0"/>
          </draw:enhanced-geometry>
        </draw:custom-shape>
        <draw:custom-shape draw:name="Google Shape;195;p20" draw:style-name="gr4" draw:text-style-name="P9" draw:layer="layout" svg:width="0.343cm" svg:height="0.001cm" draw:transform="rotate (1.5707963267949) translate (7.81cm 7.031cm)">
          <text:p/>
          <draw:enhanced-geometry draw:mirror-horizontal="true" draw:mirror-vertical="false" svg:viewBox="0 0 0 0" draw:text-areas="0 0 ?f2 ?f3" draw:type="ooxml-bentConnector3" draw:modifiers="5001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196;p20" draw:style-name="gr4" draw:text-style-name="P9" draw:layer="layout" svg:width="0.708cm" svg:height="0.442cm" draw:transform="rotate (1.5707963267949) translate (7.817cm 8.857cm)">
          <text:p/>
          <draw:enhanced-geometry draw:mirror-horizontal="true" draw:mirror-vertical="false" svg:viewBox="0 0 0 0" draw:text-areas="0 0 ?f2 ?f3" draw:type="ooxml-bentConnector3" draw:modifiers="5001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197;p20" draw:style-name="gr4" draw:text-style-name="P9" draw:layer="layout" svg:width="0.708cm" svg:height="2.201cm" draw:transform="rotate (-1.5707963267949) translate (7.817cm 8.147cm)">
          <text:p/>
          <draw:enhanced-geometry draw:mirror-horizontal="false" draw:mirror-vertical="false" svg:viewBox="0 0 0 0" draw:text-areas="0 0 ?f2 ?f3" draw:type="ooxml-bentConnector3" draw:modifiers="5001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198;p20" draw:style-name="gr4" draw:text-style-name="P9" draw:layer="layout" svg:width="0.708cm" svg:height="1.169cm" draw:transform="rotate (-1.5707963267949) translate (8.26cm 9.973cm)">
          <text:p/>
          <draw:enhanced-geometry draw:mirror-horizontal="false" draw:mirror-vertical="false" svg:viewBox="0 0 0 0" draw:text-areas="0 0 ?f2 ?f3" draw:type="ooxml-bentConnector3" draw:modifiers="5001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199;p20" draw:style-name="gr4" draw:text-style-name="P9" draw:layer="layout" svg:width="0.708cm" svg:height="1.793cm" draw:transform="rotate (1.5707963267949) translate (8.254cm 10.683cm)">
          <text:p/>
          <draw:enhanced-geometry draw:mirror-horizontal="true" draw:mirror-vertical="false" svg:viewBox="0 0 0 0" draw:text-areas="0 0 ?f2 ?f3" draw:type="ooxml-bentConnector3" draw:modifiers="5001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200;p20" draw:style-name="gr2" draw:text-style-name="P7" draw:layer="layout" svg:width="2.552cm" svg:height="1.116cm" svg:x="5.814cm" svg:y="12.281cm">
          <text:p text:style-name="P1"><text:span text:style-name="T4">*.mater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1;p20" draw:style-name="gr2" draw:text-style-name="P7" draw:layer="layout" svg:width="1.666cm" svg:height="1.116cm" svg:x="8.903cm" svg:y="12.281cm">
          <text:p text:style-name="P1"><text:span text:style-name="T4">*.p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2;p20" draw:style-name="gr2" draw:text-style-name="P7" draw:layer="layout" svg:width="1.666cm" svg:height="1.116cm" svg:x="10.914cm" svg:y="12.281cm">
          <text:p text:style-name="P1"><text:span text:style-name="T4">*.tg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3;p20" draw:style-name="gr4" draw:text-style-name="P9" draw:layer="layout" svg:width="0.481cm" svg:height="0.001cm" draw:transform="rotate (1.5707963267949) translate (7.084cm 12.281cm)">
          <text:p/>
          <draw:enhanced-geometry draw:mirror-horizontal="true" draw:mirror-vertical="false" svg:viewBox="0 0 0 0" draw:text-areas="0 0 ?f2 ?f3" draw:type="ooxml-bentConnector3" draw:modifiers="49993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204;p20" draw:style-name="gr4" draw:text-style-name="P9" draw:layer="layout" svg:width="0.481cm" svg:height="0.317cm" draw:transform="rotate (-1.5707963267949) translate (10.054cm 11.799cm)">
          <text:p/>
          <draw:enhanced-geometry draw:mirror-horizontal="false" draw:mirror-vertical="false" svg:viewBox="0 0 0 0" draw:text-areas="0 0 ?f2 ?f3" draw:type="ooxml-bentConnector3" draw:modifiers="49993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205;p20" draw:style-name="gr4" draw:text-style-name="P9" draw:layer="layout" svg:width="0.481cm" svg:height="1.692cm" draw:transform="rotate (1.5707963267949) translate (10.054cm 12.281cm)">
          <text:p/>
          <draw:enhanced-geometry draw:mirror-horizontal="true" draw:mirror-vertical="false" svg:viewBox="0 0 0 0" draw:text-areas="0 0 ?f2 ?f3" draw:type="ooxml-bentConnector3" draw:modifiers="49993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206;p20" draw:style-name="gr2" draw:text-style-name="P7" draw:layer="layout" svg:width="1.666cm" svg:height="1.116cm" svg:x="2.037cm" svg:y="10.683cm">
          <text:p text:style-name="P1"><text:span text:style-name="T4">*.da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7;p20" draw:style-name="gr2" draw:text-style-name="P7" draw:layer="layout" svg:width="1.666cm" svg:height="1.116cm" svg:x="3.993cm" svg:y="10.683cm">
          <text:p text:style-name="P1"><text:span text:style-name="T4">*.st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8;p20" draw:style-name="gr4" draw:text-style-name="P9" draw:layer="layout" svg:width="0.708cm" svg:height="2.744cm" draw:transform="rotate (-1.5707963267949) translate (5.615cm 9.973cm)">
          <text:p/>
          <draw:enhanced-geometry draw:mirror-horizontal="false" draw:mirror-vertical="false" svg:viewBox="0 0 0 0" draw:text-areas="0 0 ?f2 ?f3" draw:type="ooxml-bentConnector3" draw:modifiers="5001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209;p20" draw:style-name="gr4" draw:text-style-name="P9" draw:layer="layout" svg:width="0.708cm" svg:height="0.787cm" draw:transform="rotate (-1.5707963267949) translate (5.615cm 9.973cm)">
          <text:p/>
          <draw:enhanced-geometry draw:mirror-horizontal="false" draw:mirror-vertical="false" svg:viewBox="0 0 0 0" draw:text-areas="0 0 ?f2 ?f3" draw:type="ooxml-bentConnector3" draw:modifiers="5001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210;p20" draw:style-name="gr2" draw:text-style-name="P7" draw:layer="layout" svg:width="2.317cm" svg:height="1.116cm" svg:x="14.869cm" svg:y="7.031cm">
          <text:p text:style-name="P1"><text:span text:style-name="T4">*.wor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1;p20" draw:style-name="gr4" draw:text-style-name="P9" draw:layer="layout" svg:width="0.343cm" svg:height="0.001cm" draw:transform="rotate (1.5707963267949) translate (16.022cm 7.031cm)">
          <text:p/>
          <draw:enhanced-geometry draw:mirror-horizontal="true" draw:mirror-vertical="false" svg:viewBox="0 0 0 0" draw:text-areas="0 0 ?f2 ?f3" draw:type="ooxml-bentConnector3" draw:modifiers="5001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212;p20" draw:style-name="gr2" draw:text-style-name="P7" draw:layer="layout" svg:width="2.317cm" svg:height="1.116cm" svg:x="0.775cm" svg:y="7.031cm">
          <text:p text:style-name="P1"><text:span text:style-name="T4">*.laun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3;p20" draw:style-name="gr4" draw:text-style-name="P9" draw:layer="layout" svg:width="0.343cm" svg:height="0.001cm" draw:transform="rotate (1.5707963267949) translate (1.927cm 7.031cm)">
          <text:p/>
          <draw:enhanced-geometry draw:mirror-horizontal="true" draw:mirror-vertical="false" svg:viewBox="0 0 0 0" draw:text-areas="0 0 ?f2 ?f3" draw:type="ooxml-bentConnector3" draw:modifiers="5001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214;p20" draw:style-name="gr5" draw:text-style-name="P10" xml:id="id4" draw:id="id4" draw:layer="layout" svg:width="3.05cm" svg:height="3.486cm" svg:x="14.489cm" svg:y="5.115cm">
          <text:p text:style-name="P5"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15;p20" draw:style-name="gr2" draw:text-style-name="P7" draw:layer="layout" svg:width="3.05cm" svg:height="1.116cm" svg:x="9.749cm" svg:y="8.857cm">
          <text:p text:style-name="P1"><text:span text:style-name="T4">model.confi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6;p20" draw:style-name="gr2" draw:text-style-name="P7" draw:layer="layout" svg:width="2.52cm" svg:height="1.116cm" svg:x="13.111cm" svg:y="8.857cm">
          <text:p text:style-name="P1"><text:span text:style-name="T4">model.sd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7;p20" draw:style-name="gr4" draw:text-style-name="P9" draw:layer="layout" svg:width="0.708cm" svg:height="3.457cm" draw:transform="rotate (1.5707963267949) translate (7.811cm 8.857cm)">
          <text:p/>
          <draw:enhanced-geometry draw:mirror-horizontal="true" draw:mirror-vertical="false" svg:viewBox="0 0 0 0" draw:text-areas="0 0 ?f2 ?f3" draw:type="ooxml-bentConnector3" draw:modifiers="5001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218;p20" draw:style-name="gr4" draw:text-style-name="P9" draw:layer="layout" svg:width="0.708cm" svg:height="6.553cm" draw:transform="rotate (1.5707963267949) translate (7.811cm 8.857cm)">
          <text:p/>
          <draw:enhanced-geometry draw:mirror-horizontal="true" draw:mirror-vertical="false" svg:viewBox="0 0 0 0" draw:text-areas="0 0 ?f2 ?f3" draw:type="ooxml-bentConnector3" draw:modifiers="5001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219;p20" draw:style-name="gr5" draw:text-style-name="P10" xml:id="id5" draw:id="id5" draw:layer="layout" svg:width="14.682cm" svg:height="5.509cm" svg:x="1.345cm" svg:y="8.311cm">
          <text:p text:style-name="P5"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xit" presentation:preset-id="ooo-exit-fade-out">
                  <anim:transitionFilter smil:dur="1s" smil:targetElement="id4" smil:type="fade" smil:subtype="crossfade" smil:mode="out"/>
                  <anim:set smil:begin="1s" smil:dur="0.001s" smil:fill="hold" smil:targetElement="id4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1s" smil:targetElement="id5" smil:type="fade" smil:subtype="crossfade"/>
                </anim:par>
              </anim:par>
            </anim:par>
          </anim:seq>
        </anim:par>
        <presentation:notes draw:style-name="dp2">
          <draw:page-thumbnail draw:name="Google Shape;175;g4fd6346abe_0_335:notes" draw:style-name="gr1" draw:layer="layout" svg:width="16.932cm" svg:height="9.524cm" svg:x="1.059cm" svg:y="1.905cm" draw:page-number="8" presentation:class="page"/>
          <draw:frame draw:name="Google Shape;176;g4fd6346abe_0_335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el.config" draw:style-name="dp1" draw:master-page-name="TITLE_5f_AND_5f_BODY" presentation:presentation-page-layout-name="AL2T1">
        <office:forms form:automatic-focus="false" form:apply-design-mode="false"/>
        <draw:frame draw:name="Google Shape;224;p2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model.config</text:span></text:p>
          </draw:text-box>
        </draw:frame>
        <draw:frame draw:name="Google Shape;225;p21" presentation:style-name="pr6" draw:text-style-name="P13" draw:layer="layout" svg:width="23.667cm" svg:height="9.489cm" svg:x="0.866cm" svg:y="3.201cm" presentation:class="outline" presentation:user-transformed="true">
          <draw:text-box>
            <text:p text:style-name="P5"><text:span text:style-name="T11">&lt;?xml version="1.0"?&gt;</text:span></text:p>
            <text:p text:style-name="P5"><text:span text:style-name="T11"/></text:p>
            <text:p text:style-name="P5"><text:span text:style-name="T11">&lt;model&gt;</text:span></text:p>
            <text:p text:style-name="P5"><text:span text:style-name="T11"><text:s text:c="2"/></text:span><text:span text:style-name="T11">&lt;name&gt;wooden watch tower&lt;/name&gt;</text:span></text:p>
            <text:p text:style-name="P5"><text:span text:style-name="T11"><text:s text:c="2"/></text:span><text:span text:style-name="T11">&lt;version&gt;1.0&lt;/version&gt;</text:span></text:p>
            <text:p text:style-name="P5"><text:span text:style-name="T11"><text:s text:c="2"/></text:span><text:span text:style-name="T11">&lt;sdf version="1.3"&gt;model-1_3.sdf&lt;/sdf&gt;</text:span></text:p>
            <text:p text:style-name="P5"><text:span text:style-name="T11"><text:s text:c="2"/></text:span><text:span text:style-name="T11">&lt;sdf version="1.4"&gt;model-1_4.sdf&lt;/sdf&gt;</text:span></text:p>
            <text:p text:style-name="P5"><text:span text:style-name="T11"><text:s text:c="2"/></text:span><text:span text:style-name="T11">&lt;sdf version="1.5"&gt;model.sdf&lt;/sdf&gt;</text:span></text:p>
            <text:p text:style-name="P5"><text:span text:style-name="T11"/></text:p>
            <text:p text:style-name="P15"><text:span text:style-name="T11">．．．</text:span></text:p>
            <text:p text:style-name="P5"><text:span text:style-name="T11"/></text:p>
            <text:p text:style-name="P5"><text:span text:style-name="T11"><text:s text:c="2"/></text:span><text:span text:style-name="T11">&lt;description&gt;</text:span></text:p>
            <text:p text:style-name="P5"><text:span text:style-name="T11"><text:s text:c="4"/></text:span><text:span text:style-name="T11">A wooden watch tower.</text:span></text:p>
            <text:p text:style-name="P5"><text:span text:style-name="T11"><text:s text:c="2"/></text:span><text:span text:style-name="T11">&lt;/description&gt;</text:span></text:p>
            <text:p text:style-name="P5"><text:span text:style-name="T11"/></text:p>
            <text:p text:style-name="P5"><text:span text:style-name="T11">&lt;/model&gt;</text:span></text:p>
          </draw:text-box>
        </draw:frame>
        <presentation:notes draw:style-name="dp2">
          <draw:page-thumbnail draw:name="Google Shape;221;g4fcccc3b7c_0_46:notes" draw:style-name="gr1" draw:layer="layout" svg:width="16.932cm" svg:height="9.524cm" svg:x="1.059cm" svg:y="1.905cm" draw:page-number="9" presentation:class="page"/>
          <draw:frame draw:name="Google Shape;222;g4fcccc3b7c_0_46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el.sdf" draw:style-name="dp1" draw:master-page-name="TITLE_5f_AND_5f_BODY" presentation:presentation-page-layout-name="AL2T1">
        <office:forms form:automatic-focus="false" form:apply-design-mode="false"/>
        <draw:frame draw:name="Google Shape;230;p2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model.sdf</text:span></text:p>
          </draw:text-box>
        </draw:frame>
        <draw:frame draw:name="Google Shape;231;p22" presentation:style-name="pr6" draw:text-style-name="P13" draw:layer="layout" svg:width="23.667cm" svg:height="9.489cm" svg:x="0.866cm" svg:y="3.201cm" presentation:class="outline" presentation:user-transformed="true">
          <draw:text-box>
            <text:p text:style-name="P5"><text:span text:style-name="T11">&lt;?xml version="1.0"?&gt;</text:span></text:p>
            <text:p text:style-name="P5"><text:span text:style-name="T11">&lt;sdf version="1.5"&gt;</text:span></text:p>
            <text:p text:style-name="P5"><text:span text:style-name="T11"><text:s text:c="2"/></text:span><text:span text:style-name="T11">&lt;model name="wooden_watch_tower"&gt;</text:span></text:p>
            <text:p text:style-name="P5"><text:span text:style-name="T11"><text:s text:c="4"/></text:span><text:span text:style-name="T11">&lt;pose&gt;-4 2 -0.65 <text:s/>0 0 -1.57&lt;/pose&gt;</text:span></text:p>
            <text:p text:style-name="P5"><text:span text:style-name="T11"><text:s text:c="4"/></text:span><text:span text:style-name="T11">&lt;static&gt;true&lt;/static&gt;</text:span></text:p>
            <text:p text:style-name="P5"><text:span text:style-name="T11"><text:s text:c="4"/></text:span><text:span text:style-name="T11">&lt;link name="link"&gt;</text:span></text:p>
            <text:p text:style-name="P15"><text:span text:style-name="T11">．．．</text:span></text:p>
            <text:p text:style-name="P5"><text:span text:style-name="T11"><text:s text:c="6"/></text:span><text:span text:style-name="T11">&lt;visual name="visual"&gt;</text:span></text:p>
            <text:p text:style-name="P5"><text:span text:style-name="T11"><text:s text:c="8"/></text:span><text:span text:style-name="T11">&lt;geometry&gt;</text:span></text:p>
            <text:p text:style-name="P5"><text:span text:style-name="T11"><text:s text:c="10"/></text:span><text:span text:style-name="T11">&lt;mesh&gt;</text:span></text:p>
            <text:p text:style-name="P5"><text:span text:style-name="T11"><text:s text:c="12"/></text:span><text:span text:style-name="T11">&lt;scale&gt;2 2 1&lt;/scale&gt;</text:span></text:p>
            <text:p text:style-name="P5"><text:span text:style-name="T11"><text:s text:c="12"/></text:span><text:span text:style-name="T11">&lt;uri&gt;model://pairworld_gazebo/models/wooden_watch_tower/meshs/woodenTwatchTower2.dae&lt;/uri&gt;</text:span></text:p>
            <text:p text:style-name="P5"><text:span text:style-name="T11"><text:s text:c="10"/></text:span><text:span text:style-name="T11">&lt;/mesh&gt;</text:span></text:p>
            <text:p text:style-name="P5"><text:span text:style-name="T11"><text:s text:c="8"/></text:span><text:span text:style-name="T11">&lt;/geometry&gt;</text:span></text:p>
            <text:p text:style-name="P5"><text:span text:style-name="T11"><text:s text:c="6"/></text:span><text:span text:style-name="T11">&lt;/visual&gt;</text:span></text:p>
            <text:p text:style-name="P5"><text:span text:style-name="T11"><text:s text:c="4"/></text:span><text:span text:style-name="T11">&lt;/link&gt;</text:span></text:p>
            <text:p text:style-name="P5"><text:span text:style-name="T11"><text:s text:c="2"/></text:span><text:span text:style-name="T11">&lt;/model&gt;</text:span></text:p>
            <text:p text:style-name="P5"><text:span text:style-name="T11">&lt;/sdf&gt;</text:span></text:p>
            <text:p text:style-name="P5"><text:span text:style-name="T11"/></text:p>
          </draw:text-box>
        </draw:frame>
        <draw:custom-shape draw:name="Google Shape;232;p22" draw:style-name="gr7" draw:text-style-name="P9" draw:layer="layout" svg:width="3.299cm" svg:height="0.039cm" draw:transform="rotate (-3.14159265358979) translate (8.305cm 9.61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33;p22" draw:style-name="gr6" draw:text-style-name="P10" draw:layer="layout" svg:width="3.983cm" svg:height="0.913cm" svg:x="5.292cm" svg:y="10.191cm">
          <text:p text:style-name="P5"><text:span text:style-name="T12">Package na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4;p22" draw:style-name="gr8" draw:text-style-name="P9" draw:layer="layout" svg:width="0.382cm" svg:height="0.614cm" svg:x="6.902cm" svg:y="9.57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5;p22" draw:style-name="gr7" draw:text-style-name="P9" draw:layer="layout" svg:width="5.031cm" svg:height="0.042cm" draw:transform="rotate (-3.14159265358979) translate (20.561cm 9.619cm)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Google Shape;227;g4fd6346abe_0_381:notes" draw:style-name="gr1" draw:layer="layout" svg:width="16.932cm" svg:height="9.524cm" svg:x="1.059cm" svg:y="1.905cm" draw:page-number="10" presentation:class="page"/>
          <draw:frame draw:name="Google Shape;228;g4fd6346abe_0_381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eshs format" draw:style-name="dp1" draw:master-page-name="TITLE_5f_AND_5f_BODY" presentation:presentation-page-layout-name="AL2T1">
        <office:forms form:automatic-focus="false" form:apply-design-mode="false"/>
        <draw:frame draw:name="Google Shape;240;p2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Meshs format</text:span></text:p>
          </draw:text-box>
        </draw:frame>
        <draw:frame draw:name="Google Shape;241;p23" presentation:style-name="pr6" draw:text-style-name="P13" draw:layer="layout" svg:width="23.667cm" svg:height="9.489cm" svg:x="0.866cm" svg:y="3.201cm" presentation:class="outline" presentation:user-transformed="true">
          <draw:text-box>
            <text:p text:style-name="P5"><text:span text:style-name="T14"><text:a xlink:href="https://en.wikipedia.org/wiki/COLLADA" xlink:type="simple">DAE</text:a></text:span><text:span text:style-name="T7"> (</text:span><text:span text:style-name="T8">D</text:span><text:span text:style-name="T7">igital </text:span><text:span text:style-name="T8">A</text:span><text:span text:style-name="T7">sset </text:span><text:span text:style-name="T8">E</text:span><text:span text:style-name="T7">xchange) - can include textures. </text:span></text:p>
            <text:p text:style-name="P12"><text:span text:style-name="T14"><text:a xlink:href="https://en.wikipedia.org/wiki/STL_(file_format)" xlink:type="simple">STL</text:a></text:span><text:span text:style-name="T7"> (</text:span><text:span text:style-name="T8">ST</text:span><text:span text:style-name="T7">ereo </text:span><text:span text:style-name="T8">L</text:span><text:span text:style-name="T7">ithography) - describes only the surface geometry of a three-dimensional object without any representation of color, texture or other common CAD model attributes. <text:s/></text:span></text:p>
          </draw:text-box>
        </draw:frame>
        <presentation:notes draw:style-name="dp2">
          <draw:page-thumbnail draw:name="Google Shape;237;g4fd6346abe_0_15:notes" draw:style-name="gr1" draw:layer="layout" svg:width="16.932cm" svg:height="9.524cm" svg:x="1.059cm" svg:y="1.905cm" draw:page-number="11" presentation:class="page"/>
          <draw:frame draw:name="Google Shape;238;g4fd6346abe_0_15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el.sdf of grey_wall" draw:style-name="dp1" draw:master-page-name="TITLE_5f_AND_5f_BODY" presentation:presentation-page-layout-name="AL2T1">
        <office:forms form:automatic-focus="false" form:apply-design-mode="false"/>
        <draw:frame draw:name="Google Shape;246;p2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model.sdf of grey_wall</text:span></text:p>
          </draw:text-box>
        </draw:frame>
        <draw:frame draw:name="Google Shape;247;p24" presentation:style-name="pr6" draw:text-style-name="P13" draw:layer="layout" svg:width="23.667cm" svg:height="9.489cm" svg:x="0.866cm" svg:y="3.201cm" presentation:class="outline" presentation:user-transformed="true">
          <draw:text-box>
            <text:p text:style-name="P15"><text:span text:style-name="T11"/></text:p>
            <text:p text:style-name="P15"><text:span text:style-name="T11">．．．</text:span></text:p>
            <text:p text:style-name="P5"><text:span text:style-name="T11"><text:s text:c="7"/></text:span><text:span text:style-name="T11">&lt;material&gt;</text:span></text:p>
            <text:p text:style-name="P5"><text:span text:style-name="T11"><text:s text:c="10"/></text:span><text:span text:style-name="T11">&lt;script&gt;</text:span></text:p>
            <text:p text:style-name="P5"><text:span text:style-name="T11"><text:s text:c="12"/></text:span><text:span text:style-name="T11">&lt;uri&gt;model://pairworld_gazebo/models/grey_wall/materials/scripts&lt;/uri&gt;</text:span></text:p>
            <text:p text:style-name="P5"><text:span text:style-name="T11"><text:s text:c="12"/></text:span><text:span text:style-name="T11">&lt;uri&gt;model://pairworld_gazebo/models/grey_wall/materials/textures&lt;/uri&gt;</text:span></text:p>
            <text:p text:style-name="P5"><text:span text:style-name="T11"><text:s text:c="12"/></text:span><text:span text:style-name="T11">&lt;name&gt;vrc/grey_wall&lt;/name&gt;</text:span></text:p>
            <text:p text:style-name="P5"><text:span text:style-name="T11"><text:s text:c="10"/></text:span><text:span text:style-name="T11">&lt;/script&gt;</text:span></text:p>
            <text:p text:style-name="P5"><text:span text:style-name="T11"><text:s text:c="7"/></text:span><text:span text:style-name="T11">&lt;/material&gt;</text:span></text:p>
            <text:p text:style-name="P5"><text:span text:style-name="T11"/></text:p>
            <text:p text:style-name="P15"><text:span text:style-name="T11">．．．</text:span></text:p>
            <text:p text:style-name="P5"><text:span text:style-name="T11"/></text:p>
          </draw:text-box>
        </draw:frame>
        <presentation:notes draw:style-name="dp2">
          <draw:page-thumbnail draw:name="Google Shape;243;g4fd6346abe_0_402:notes" draw:style-name="gr1" draw:layer="layout" svg:width="16.932cm" svg:height="9.524cm" svg:x="1.059cm" svg:y="1.905cm" draw:page-number="12" presentation:class="page"/>
          <draw:frame draw:name="Google Shape;244;g4fd6346abe_0_402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rey_wall.material" draw:style-name="dp1" draw:master-page-name="TITLE_5f_AND_5f_BODY" presentation:presentation-page-layout-name="AL2T1">
        <office:forms form:automatic-focus="false" form:apply-design-mode="false"/>
        <draw:frame draw:name="Google Shape;252;p2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grey_wall.material</text:span></text:p>
          </draw:text-box>
        </draw:frame>
        <draw:frame draw:name="Google Shape;253;p25" presentation:style-name="pr6" draw:text-style-name="P13" draw:layer="layout" svg:width="23.667cm" svg:height="9.489cm" svg:x="0.866cm" svg:y="3.201cm" presentation:class="outline" presentation:user-transformed="true">
          <draw:text-box>
            <text:p text:style-name="P5"><text:span text:style-name="T11">material vrc/grey_wall</text:span></text:p>
            <text:p text:style-name="P5"><text:span text:style-name="T11">{</text:span></text:p>
            <text:p text:style-name="P5"><text:span text:style-name="T11"><text:tab/></text:span><text:span text:style-name="T11">receive_shadows off</text:span></text:p>
            <text:p text:style-name="P5"><text:span text:style-name="T11"><text:tab/></text:span><text:span text:style-name="T11">technique</text:span></text:p>
            <text:p text:style-name="P5"><text:span text:style-name="T11"><text:tab/></text:span><text:span text:style-name="T11">{</text:span></text:p>
            <text:p text:style-name="P5"><text:span text:style-name="T11"><text:tab/></text:span><text:span text:style-name="T11"><text:tab/></text:span><text:span text:style-name="T11">pass</text:span></text:p>
            <text:p text:style-name="P5"><text:span text:style-name="T11"><text:tab/></text:span><text:span text:style-name="T11"><text:tab/></text:span><text:span text:style-name="T11">{</text:span></text:p>
            <text:p text:style-name="P5"><text:span text:style-name="T11"><text:tab/></text:span><text:span text:style-name="T11"><text:tab/></text:span><text:span text:style-name="T11"><text:tab/></text:span><text:span text:style-name="T11">texture_unit</text:span></text:p>
            <text:p text:style-name="P5"><text:span text:style-name="T11"><text:tab/></text:span><text:span text:style-name="T11"><text:tab/></text:span><text:span text:style-name="T11"><text:tab/></text:span><text:span text:style-name="T11">{</text:span></text:p>
            <text:p text:style-name="P5"><text:span text:style-name="T11"><text:tab/></text:span><text:span text:style-name="T11"><text:tab/></text:span><text:span text:style-name="T11"><text:tab/></text:span><text:span text:style-name="T11"><text:tab/></text:span><text:span text:style-name="T11">texture grey_wall.png</text:span></text:p>
            <text:p text:style-name="P5"><text:span text:style-name="T11"><text:tab/></text:span><text:span text:style-name="T11"><text:tab/></text:span><text:span text:style-name="T11"><text:tab/></text:span><text:span text:style-name="T11"><text:tab/></text:span><text:span text:style-name="T11">filtering anistropic</text:span></text:p>
            <text:p text:style-name="P5"><text:span text:style-name="T11"><text:tab/></text:span><text:span text:style-name="T11"><text:tab/></text:span><text:span text:style-name="T11"><text:tab/></text:span><text:span text:style-name="T11"><text:tab/></text:span><text:span text:style-name="T11">max_anisotropy 16</text:span></text:p>
            <text:p text:style-name="P5"><text:span text:style-name="T11"><text:tab/></text:span><text:span text:style-name="T11"><text:tab/></text:span><text:span text:style-name="T11"><text:tab/></text:span><text:span text:style-name="T11"><text:tab/></text:span><text:span text:style-name="T11">scale 1 1</text:span></text:p>
            <text:p text:style-name="P5"><text:span text:style-name="T11"><text:tab/></text:span><text:span text:style-name="T11"><text:tab/></text:span><text:span text:style-name="T11"><text:tab/></text:span><text:span text:style-name="T11">}</text:span></text:p>
            <text:p text:style-name="P5"><text:span text:style-name="T11"><text:tab/></text:span><text:span text:style-name="T11"><text:tab/></text:span><text:span text:style-name="T11">}</text:span></text:p>
            <text:p text:style-name="P5"><text:span text:style-name="T11"><text:tab/></text:span><text:span text:style-name="T11">}</text:span></text:p>
            <text:p text:style-name="P5"><text:span text:style-name="T11">}</text:span></text:p>
            <text:p text:style-name="P5"><text:span text:style-name="T11"/></text:p>
            <text:p text:style-name="P5"><text:span text:style-name="T11"/></text:p>
          </draw:text-box>
        </draw:frame>
        <presentation:notes draw:style-name="dp2">
          <draw:page-thumbnail draw:name="Google Shape;249;g4fd6346abe_0_409:notes" draw:style-name="gr1" draw:layer="layout" svg:width="16.932cm" svg:height="9.524cm" svg:x="1.059cm" svg:y="1.905cm" draw:page-number="13" presentation:class="page"/>
          <draw:frame draw:name="Google Shape;250;g4fd6346abe_0_409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eps" draw:style-name="dp1" draw:master-page-name="TITLE_5f_AND_5f_BODY" presentation:presentation-page-layout-name="AL2T1">
        <office:forms form:automatic-focus="false" form:apply-design-mode="false"/>
        <draw:frame draw:name="Google Shape;258;p2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Steps</text:span></text:p>
          </draw:text-box>
        </draw:frame>
        <draw:frame draw:name="Google Shape;259;p26" presentation:style-name="pr6" draw:text-style-name="P13" draw:layer="layout" svg:width="23.667cm" svg:height="9.489cm" svg:x="0.866cm" svg:y="3.201cm" presentation:class="outline" presentation:user-transformed="true">
          <draw:text-box>
            <text:p text:style-name="P16"><text:span text:style-name="T7">Launch a world:</text:span></text:p>
            <text:p text:style-name="P5"><text:span text:style-name="T6">$ roslaunch MYWORLD_PACKAGE MYWORLD.launch</text:span></text:p>
            <text:p text:style-name="P11"><text:span text:style-name="T6">or</text:span></text:p>
            <text:p text:style-name="P12"><text:span text:style-name="T6">$ roscore &amp; rosrun gazebo_ros gazebo MYWORLD.world <text:s/></text:span></text:p>
          </draw:text-box>
        </draw:frame>
        <draw:custom-shape draw:name="Google Shape;260;p26" draw:style-name="gr6" draw:text-style-name="P10" draw:layer="layout" svg:width="24.675cm" svg:height="1.309cm" svg:x="0.468cm" svg:y="12.616cm">
          <text:p text:style-name="P5"><text:span text:style-name="T12">Require gazebo_ros. gazebo_ros info: </text:span><text:span text:style-name="T9"><text:a xlink:href="http://gazebosim.org/tutorials?tut=ros_installing" xlink:type="simple">http://gazebosim.org/tutorials?tut=ros_installing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55;g4fcccc3b7c_0_51:notes" draw:style-name="gr1" draw:layer="layout" svg:width="16.932cm" svg:height="9.524cm" svg:x="1.059cm" svg:y="1.905cm" draw:page-number="14" presentation:class="page"/>
          <draw:frame draw:name="Google Shape;256;g4fcccc3b7c_0_51:notes" presentation:style-name="pr5" draw:text-style-name="P4" draw:layer="layout" svg:width="15.239cm" svg:height="11.429cm" svg:x="1.905cm" svg:y="12.065cm" presentation:class="notes" presentation:user-transformed="true">
            <draw:text-box>
              <text:p text:style-name="P5"><text:span text:style-name="T10">差別在於 用</text:span><text:span text:style-name="T10">launch</text:span><text:span text:style-name="T10">可以選擇參數，如：不顯示</text:span><text:span text:style-name="T10">gui</text:span></text:p>
              <text:p text:style-name="P5"><text:span text:style-name="T10">而最重要的是</text:span><text:span text:style-name="T10">core</text:span><text:span text:style-name="T10">有被執行。</text:span></text:p>
              <text:p text:style-name="P5"><text:span text:style-name="T10">若單純執行</text:span><text:span text:style-name="T10">$ gazebo MYWORLD.world</text:span><text:span text:style-name="T10">，會無法加機器人進</text:span><text:span text:style-name="T10">world</text:span><text:span text:style-name="T10">，因為沒有執行</text:span><text:span text:style-name="T10">gazebo_ros</text:span><text:span text:style-name="T10">就沒有</text:span><text:span text:style-name="T10">/gazebo/spawn_urdf_model</text:span><text:span text:style-name="T10">等</text:span><text:span text:style-name="T10">service</text:span></text:p>
            </draw:text-box>
          </draw:frame>
        </presentation:notes>
      </draw:page>
      <draw:page draw:name="Example" draw:style-name="dp1" draw:master-page-name="TITLE_5f_AND_5f_BODY" presentation:presentation-page-layout-name="AL2T1">
        <office:forms form:automatic-focus="false" form:apply-design-mode="false"/>
        <draw:frame draw:name="Google Shape;265;p2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Example</text:span></text:p>
          </draw:text-box>
        </draw:frame>
        <draw:frame draw:name="Google Shape;266;p27" presentation:style-name="pr6" draw:text-style-name="P13" draw:layer="layout" svg:width="23.667cm" svg:height="9.489cm" svg:x="0.866cm" svg:y="3.201cm" presentation:class="outline" presentation:user-transformed="true">
          <draw:text-box>
            <text:p text:style-name="P16"><text:span text:style-name="T7">Launch the world:</text:span></text:p>
            <text:p text:style-name="P5"><text:span text:style-name="T6">$ roslaunch pairworld_gazebo watch_tower_world.launch</text:span></text:p>
            <text:p text:style-name="P11"><text:span text:style-name="T6"/></text:p>
            <text:p text:style-name="P17"><text:span text:style-name="T7">Add a robot in the world:</text:span></text:p>
            <text:p text:style-name="P5"><text:span text:style-name="T6">$ roslaunch pb_gazebo pairbot_tf_control.launch </text:span></text:p>
            <text:p text:style-name="P12"><text:span text:style-name="T6">Notice that “robot package” and “world package” should be in the same work space.</text:span></text:p>
          </draw:text-box>
        </draw:frame>
        <presentation:notes draw:style-name="dp2">
          <draw:page-thumbnail draw:name="Google Shape;262;g4fcccc3b7c_0_56:notes" draw:style-name="gr1" draw:layer="layout" svg:width="16.932cm" svg:height="9.524cm" svg:x="1.059cm" svg:y="1.905cm" draw:page-number="15" presentation:class="page"/>
          <draw:frame draw:name="Google Shape;263;g4fcccc3b7c_0_56:notes" presentation:style-name="pr5" draw:text-style-name="P4" draw:layer="layout" svg:width="15.239cm" svg:height="11.429cm" svg:x="1.905cm" svg:y="12.065cm" presentation:class="notes" presentation:user-transformed="true">
            <draw:text-box>
              <text:p text:style-name="P5"><text:span text:style-name="T10">Terminal </text:span><text:span text:style-name="T10">在哪個路徑執行會影響</text:span><text:span text:style-name="T10">mesh</text:span><text:span text:style-name="T10">的相對路徑，並非</text:span><text:span text:style-name="T10">.world</text:span><text:span text:style-name="T10">、</text:span><text:span text:style-name="T10">package</text:span><text:span text:style-name="T10">的相對路徑，但加了以</text:span><text:span text:style-name="T10">package</text:span><text:span text:style-name="T10">找的方法就沒問題了。</text:span></text:p>
            </draw:text-box>
          </draw:frame>
        </presentation:notes>
      </draw:page>
      <draw:page draw:name="Tip : Handling “urdf” file" draw:style-name="dp1" draw:master-page-name="TITLE_5f_AND_5f_BODY" presentation:presentation-page-layout-name="AL2T1">
        <office:forms form:automatic-focus="false" form:apply-design-mode="false"/>
        <draw:frame draw:name="Google Shape;271;p2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Tips : Handling “urdf” file</text:span></text:p>
          </draw:text-box>
        </draw:frame>
        <draw:frame draw:name="Google Shape;272;p28" presentation:style-name="pr6" draw:text-style-name="P13" draw:layer="layout" svg:width="23.667cm" svg:height="9.489cm" svg:x="0.866cm" svg:y="3.201cm" presentation:class="outline" presentation:user-transformed="true">
          <draw:text-box>
            <text:p text:style-name="P5"><text:span text:style-name="T15">Convert xacro to urdf:</text:span></text:p>
            <text:p text:style-name="P11"><text:span text:style-name="T6">$ rosrun xacro xacro.py XACRONAME.urdf.xacro &gt; URDFNAME.urdf</text:span></text:p>
            <text:p text:style-name="P11"><text:span text:style-name="T15">Convert urdf to sdf:</text:span></text:p>
            <text:p text:style-name="P11"><text:span text:style-name="T6">$ gzsdf print URDFNAME.urdf &gt; SDFNAME.sdf</text:span></text:p>
            <text:p text:style-name="P11"><text:span text:style-name="T15">Put urdf model in world:</text:span></text:p>
            <text:p text:style-name="P11"><text:span text:style-name="T6">$ rosrun gazebo_ros spawn_model -file `rospack find PACKAGE`/PATH/URDF.urdf -urdf -x 0 -y 0 -z 0 -model pairbot</text:span></text:p>
            <text:p text:style-name="P11"><text:span text:style-name="T6"/></text:p>
            <text:p text:style-name="P11"><text:span text:style-name="T6"/></text:p>
            <text:p text:style-name="P12"><text:span text:style-name="T6"/></text:p>
          </draw:text-box>
        </draw:frame>
        <presentation:notes draw:style-name="dp2">
          <draw:page-thumbnail draw:name="Google Shape;268;g4fcccc3b7c_0_30:notes" draw:style-name="gr1" draw:layer="layout" svg:width="16.932cm" svg:height="9.524cm" svg:x="1.059cm" svg:y="1.905cm" draw:page-number="16" presentation:class="page"/>
          <draw:frame draw:name="Google Shape;269;g4fcccc3b7c_0_30:notes" presentation:style-name="pr5" draw:text-style-name="P4" draw:layer="layout" svg:width="15.239cm" svg:height="11.429cm" svg:x="1.905cm" svg:y="12.065cm" presentation:class="notes" presentation:user-transformed="true">
            <draw:text-box>
              <text:p text:style-name="P5"><text:span text:style-name="T10">means it doesn’t have controller </text:span></text:p>
            </draw:text-box>
          </draw:frame>
        </presentation:notes>
      </draw:page>
      <draw:page draw:name="Tip : Using loops to generate models in sdf" draw:style-name="dp1" draw:master-page-name="TITLE_5f_AND_5f_BODY" presentation:presentation-page-layout-name="AL2T1">
        <office:forms form:automatic-focus="false" form:apply-design-mode="false"/>
        <draw:frame draw:name="Google Shape;277;p2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Tips : Using loops to generate models in sdf</text:span></text:p>
          </draw:text-box>
        </draw:frame>
        <draw:frame draw:name="Google Shape;278;p29" presentation:style-name="pr6" draw:text-style-name="P13" draw:layer="layout" svg:width="23.667cm" svg:height="9.489cm" svg:x="0.866cm" svg:y="3.201cm" presentation:class="outline" presentation:user-transformed="true">
          <draw:text-box>
            <text:p text:style-name="P5"><text:span text:style-name="T4">Standard SDF file which can contain ruby code embedded. This option is used to programatically generate SDF files using</text:span><text:span text:style-name="T16"><text:a xlink:href="http://www.stuartellis.eu/articles/erb/" xlink:type="simple"> </text:a></text:span><text:span text:style-name="T16"><text:a xlink:href="http://www.stuartellis.eu/articles/erb/" xlink:type="simple">Embedded Ruby code</text:a></text:span><text:span text:style-name="T4"> templates. Please note that the ruby conversion should be done manually (erb model.sdf.erb &gt; </text:span><text:span text:style-name="T4">model.sdf) and the final model.sdf file must be uploaded together with the model.sdf.erb (this one only for reference).</text:span></text:p>
            <text:p text:style-name="P18"><text:span text:style-name="T15">Download Ruby:</text:span></text:p>
            <text:p text:style-name="P19"><text:span text:style-name="T6">$ sudo apt update</text:span></text:p>
            <text:p text:style-name="P19"><text:span text:style-name="T6">$ sudo apt install ruby-full</text:span></text:p>
            <text:p text:style-name="P18"><text:span text:style-name="T15">Usage:</text:span></text:p>
            <text:p text:style-name="P5"><text:span text:style-name="T6">$ erb model.sdf.erb &gt; model.sdf</text:span></text:p>
            <text:p text:style-name="P11"><text:span text:style-name="T4">It works on *.sdf.erb as well as *.world.erb. </text:span></text:p>
            <text:p text:style-name="P11"><text:span text:style-name="T17">An easy ERB file is the</text:span><text:span text:style-name="T18"><text:a xlink:href="https://bitbucket.org/osrf/gazebo/src/b54961341ffb938a9f99c9976aed50a771c95216/worlds/flocking.world.erb?at=default" xlink:type="simple"> </text:a></text:span><text:span text:style-name="T18"><text:a xlink:href="https://bitbucket.org/osrf/gazebo/src/b54961341ffb938a9f99c9976aed50a771c95216/worlds/flocking.world.erb?at=default" xlink:type="simple">flocking.world.erb</text:a></text:span><text:span text:style-name="T17"> which uses a simple loop.</text:span></text:p>
            <text:p text:style-name="P12"><text:span text:style-name="T6"/></text:p>
          </draw:text-box>
        </draw:frame>
        <presentation:notes draw:style-name="dp2">
          <draw:page-thumbnail draw:name="Google Shape;274;g4fd6346abe_0_390:notes" draw:style-name="gr1" draw:layer="layout" svg:width="16.932cm" svg:height="9.524cm" svg:x="1.059cm" svg:y="1.905cm" draw:page-number="17" presentation:class="page"/>
          <draw:frame draw:name="Google Shape;275;g4fd6346abe_0_390:notes" presentation:style-name="pr5" draw:text-style-name="P4" draw:layer="layout" svg:width="15.239cm" svg:height="11.429cm" svg:x="1.905cm" svg:y="12.065cm" presentation:class="notes" presentation:user-transformed="true">
            <draw:text-box>
              <text:p text:style-name="P5"><text:span text:style-name="T10">means it doesn’t have controller 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 PL UMing TW1" svg:font-family="'AR PL UMing TW'" style:font-pitch="variable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TC Regular1" svg:font-family="'Noto Sans CJK TC Regular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TW" svg:font-family="'AR PL UMing TW'" style:font-family-generic="system" style:font-pitch="variable"/>
    <style:font-face style:name="Arial3" svg:font-family="Arial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ect" draw:dots2="1" draw:dots2-length="0.316cm" draw:distance="0.23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AR PL UMing TW" style:font-size-asian="24pt" style:language-asian="zh" style:country-asian="TW" style:font-name-complex="Noto Sans CJK T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TC Regular" style:font-family-asian="'Noto Sans CJK TC Regular'" style:font-family-generic-asian="system" style:font-pitch-asian="variable" style:font-size-asian="18pt" style:font-style-asian="normal" style:font-weight-asian="normal" style:font-name-complex="Noto Sans CJK TC Regular" style:font-family-complex="'Noto Sans CJK T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 Regular" style:font-family-asian="'Noto Sans CJK TC Regular'" style:font-family-generic-asian="system" style:font-pitch-asian="variable" style:font-size-asian="20pt" style:font-style-asian="normal" style:font-weight-asian="normal" style:font-name-complex="Noto Sans CJK TC Regular" style:font-family-complex="'Noto Sans CJK T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 Regular" style:font-family-asian="'Noto Sans CJK TC Regular'" style:font-family-generic-asian="system" style:font-pitch-asian="variable" style:font-size-asian="32pt" style:font-style-asian="normal" style:font-weight-asian="normal" style:font-name-complex="Noto Sans CJK TC Regular" style:font-family-complex="'Noto Sans CJK T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 Regular" style:font-family-asian="'Noto Sans CJK TC Regular'" style:font-family-generic-asian="system" style:font-pitch-asian="variable" style:font-size-asian="20pt" style:font-style-asian="normal" style:font-weight-asian="normal" style:font-name-complex="Noto Sans CJK TC Regular" style:font-family-complex="'Noto Sans CJK T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 Regular" style:font-family-asian="'Noto Sans CJK TC Regular'" style:font-family-generic-asian="system" style:font-pitch-asian="variable" style:font-size-asian="32pt" style:font-style-asian="normal" style:font-weight-asian="normal" style:font-name-complex="Noto Sans CJK TC Regular" style:font-family-complex="'Noto Sans CJK T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Google Shape;12;p2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編號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Mpr5" draw:text-style-name="MP8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編號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3-08T17:54:29.142092123</dc:date>
    <meta:editing-duration>P1DT17M25S</meta:editing-duration>
    <meta:editing-cycles>3</meta:editing-cycles>
    <meta:generator>LibreOffice/5.1.6.2$Linux_X86_64 LibreOffice_project/10m0$Build-2</meta:generator>
    <meta:document-statistic meta:object-count="223"/>
  </office:meta>
</office:document-meta>
</file>